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146in"/>
    </style:style>
    <style:style style:name="co2" style:family="table-column">
      <style:table-column-properties fo:break-before="auto" style:column-width="0.7047in"/>
    </style:style>
    <style:style style:name="co3" style:family="table-column">
      <style:table-column-properties fo:break-before="auto" style:column-width="2.0654in"/>
    </style:style>
    <style:style style:name="co5" style:family="table-column">
      <style:table-column-properties fo:break-before="auto" style:column-width="1.2701in"/>
    </style:style>
    <style:style style:name="co6" style:family="table-column">
      <style:table-column-properties fo:break-before="auto" style:column-width="1.0193in"/>
    </style:style>
    <style:style style:name="co7" style:family="table-column">
      <style:table-column-properties fo:break-before="auto" style:column-width="3.2575in"/>
    </style:style>
    <style:style style:name="co8" style:family="table-column">
      <style:table-column-properties fo:break-before="auto" style:column-width="1.1228in"/>
    </style:style>
    <style:style style:name="co9" style:family="table-column">
      <style:table-column-properties fo:break-before="auto" style:column-width="0.6134in"/>
    </style:style>
    <style:style style:name="co10" style:family="table-column">
      <style:table-column-properties fo:break-before="auto" style:column-width="3.5429in"/>
    </style:style>
    <style:style style:name="co11" style:family="table-column">
      <style:table-column-properties fo:break-before="auto" style:column-width="1.5984in"/>
    </style:style>
    <style:style style:name="co12" style:family="table-column">
      <style:table-column-properties fo:break-before="auto" style:column-width="0.7339in"/>
    </style:style>
    <style:style style:name="co13" style:family="table-column">
      <style:table-column-properties fo:break-before="auto" style:column-width="1.2098in"/>
    </style:style>
    <style:style style:name="co14" style:family="table-column">
      <style:table-column-properties fo:break-before="auto" style:column-width="1.2783in"/>
    </style:style>
    <style:style style:name="co1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445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211in" fo:break-before="auto" style:use-optimal-row-height="true"/>
    </style:style>
    <style:style style:name="ro5" style:family="table-row">
      <style:table-row-properties style:row-height="1.448in" fo:break-before="auto" style:use-optimal-row-height="false"/>
    </style:style>
    <style:style style:name="ro6" style:family="table-row">
      <style:table-row-properties style:row-height="0.311in" fo:break-before="auto" style:use-optimal-row-height="true"/>
    </style:style>
    <style:style style:name="ro7" style:family="table-row">
      <style:table-row-properties style:row-height="0.1681in" fo:break-before="auto" style:use-optimal-row-height="true"/>
    </style:style>
    <style:style style:name="ro8" style:family="table-row">
      <style:table-row-properties style:row-height="0.1874in" fo:break-before="auto" style:use-optimal-row-height="false"/>
    </style:style>
    <style:style style:name="ro9" style:family="table-row">
      <style:table-row-properties style:row-height="0.3016in" fo:break-before="auto" style:use-optimal-row-height="true"/>
    </style:style>
    <style:style style:name="ro10" style:family="table-row">
      <style:table-row-properties style:row-height="0.2016in" fo:break-before="auto" style:use-optimal-row-height="true"/>
    </style:style>
    <style:style style:name="ro11" style:family="table-row">
      <style:table-row-properties style:row-height="0.3543in" fo:break-before="auto" style:use-optimal-row-height="false"/>
    </style:style>
    <style:style style:name="ro12" style:family="table-row">
      <style:table-row-properties style:row-height="0.3437in" fo:break-before="auto" style:use-optimal-row-height="false"/>
    </style:style>
    <style:style style:name="ro13" style:family="table-row">
      <style:table-row-properties style:row-height="0.1756in" fo:break-before="auto" style:use-optimal-row-height="true"/>
    </style:style>
    <style:style style:name="ro14" style:family="table-row">
      <style:table-row-properties style:row-height="0.3646in" fo:break-before="auto" style:use-optimal-row-height="false"/>
    </style:style>
    <style:style style:name="ro15" style:family="table-row">
      <style:table-row-properties style:row-height="0.3102in" fo:break-before="auto" style:use-optimal-row-height="true"/>
    </style:style>
    <style:style style:name="ta1" style:family="table" style:master-page-name="PageStyle_5f_Title_20_and_20_License">
      <style:table-properties table:display="true" style:writing-mode="lr-tb"/>
    </style:style>
    <style:style style:name="ta2" style:family="table" style:master-page-name="PageStyle_5f_Category_20_Ranking">
      <style:table-properties table:display="true" style:writing-mode="lr-tb"/>
    </style:style>
    <style:style style:name="ta3" style:family="table" style:master-page-name="PageStyle_5f_Category_20_Rating_20_and_20_Metrics">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style:use-window-font-color="true" style:text-outline="false" style:text-line-through-style="none" style:text-position=""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text-position=""/>
    </style:style>
    <style:style style:name="ce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none"/>
      <style:text-properties style:text-position=""/>
    </style:style>
    <style:style style:name="ce11" style:family="table-cell" style:parent-style-name="Category_20_Summary_20_Headings" style:data-style-name="N0">
      <style:table-cell-properties style:cell-protect="protected" style:print-content="true" style:diagonal-bl-tr="none" style:diagonal-tl-br="none" fo:border="none"/>
      <style:text-properties style:text-position=""/>
    </style:style>
    <style:style style:name="ce12" style:family="table-cell" style:parent-style-name="Editable_20_Cell" style:data-style-name="N0">
      <style:table-cell-properties style:cell-protect="protected" style:print-content="true" style:diagonal-bl-tr="none" style:diagonal-tl-br="none" fo:border="none"/>
      <style:text-properties style:text-position=""/>
    </style:style>
    <style:style style:name="ce13" style:family="table-cell" style:parent-style-name="Total_20_Summary_20_Headings" style:data-style-name="N0">
      <style:table-cell-properties style:cell-protect="protected" style:print-content="true" style:diagonal-bl-tr="none" style:diagonal-tl-br="none" fo:border="none"/>
      <style:text-properties style:text-position=""/>
    </style:style>
    <style:style style:name="ce14" style:family="table-cell" style:parent-style-name="Page_20_Summary_20_Content" style:data-style-name="N0">
      <style:table-cell-properties style:cell-protect="protected" style:print-content="true" style:diagonal-bl-tr="none" style:diagonal-tl-br="none" fo:border="none"/>
      <style:text-properties style:text-position=""/>
    </style:style>
    <style:style style:name="ce15" style:family="table-cell" style:parent-style-name="Editable_20_Cell" style:data-style-name="N11">
      <style:table-cell-properties style:cell-protect="protected" style:print-content="true" style:diagonal-bl-tr="none" style:diagonal-tl-br="none" fo:border="none"/>
      <style:text-properties style:text-position=""/>
    </style:style>
    <style:style style:name="ce16" style:family="table-cell" style:parent-style-name="Total_20_Summary_20_Values" style:data-style-name="N11">
      <style:table-cell-properties style:cell-protect="protected" style:print-content="true" style:diagonal-bl-tr="none" style:diagonal-tl-br="none" fo:border="none"/>
      <style:text-properties style:text-position=""/>
    </style:style>
    <style:style style:name="ce6" style:family="table-cell" style:parent-style-name="Default">
      <style:text-properties style:use-window-font-color="true"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Page_20_Summary_20_Headings" style:data-style-name="N0">
      <style:table-cell-properties style:cell-protect="protected" style:print-content="true" style:diagonal-bl-tr="none" style:diagonal-tl-br="none" fo:border="none"/>
      <style:text-properties style:text-position=""/>
    </style:style>
    <style:style style:name="ce8" style:family="table-cell" style:parent-style-name="Page_20_Summary_20_Content"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4"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Sub-Category_20_Test_20_Headings" style:data-style-name="N0">
      <style:table-cell-properties style:cell-protect="protected" style:print-content="true" style:diagonal-bl-tr="none" style:diagonal-tl-br="none" fo:border="none"/>
    </style:style>
    <style:style style:name="ce3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 style:family="table-cell" style:parent-style-name="Default">
      <style:table-cell-properties fo:border="none"/>
    </style:style>
    <style:style style:name="ce3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40"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42"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 style:family="table-cell" style:parent-style-name="Editable_20_Cell" style:data-style-name="N0">
      <style:table-cell-properties style:cell-protect="protected" style:print-content="true" style:diagonal-bl-tr="none" style:diagonal-tl-br="none" fo:border="none"/>
    </style:style>
    <style:style style:name="ce4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 style:family="table-cell" style:parent-style-name="Sub-Category_20_Summary_20_Headings" style:data-style-name="N0">
      <style:table-cell-properties style:cell-protect="protected" style:print-content="true" style:diagonal-bl-tr="none" style:diagonal-tl-br="none" fo:border="none"/>
    </style:style>
    <style:style style:name="ce48"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9" style:family="table-cell" style:parent-style-name="Editable_20_Cell" style:data-style-name="N11">
      <style:table-cell-properties style:cell-protect="protected" style:print-content="true" style:diagonal-bl-tr="none" style:diagonal-tl-br="none" fo:border="none"/>
    </style:style>
    <style:style style:name="ce50"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1" style:family="table-cell" style:parent-style-name="Sub-Category_20_Test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52"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in" style:writing-mode="page"/>
    </style:style>
    <style:style style:name="ce5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55"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6"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1"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2" style:family="text">
      <style:text-properties fo:color="#ff0000"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3" style:family="text">
      <style:text-properties style:use-window-font-color="true" style:text-outline="false" style:text-line-through-style="none" style:text-position="0% 100%"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office:automatic-styles>
  <office:body>
    <office:spreadsheet>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248" table:default-cell-style-name="Default"/>
        <table:table-row table:style-name="ro1" table:number-rows-repeated="2">
          <table:table-cell table:number-columns-repeated="256"/>
        </table:table-row>
        <table:table-row table:style-name="ro2">
          <table:table-cell table:style-name="ce1" office:value-type="string">
            <text:p>Business Readiness Rating Assessment Template</text:p>
          </table:table-cell>
          <table:table-cell table:number-columns-repeated="255"/>
        </table:table-row>
        <table:table-row table:style-name="ro3">
          <table:table-cell table:style-name="ce1"/>
          <table:table-cell table:number-columns-repeated="255"/>
        </table:table-row>
        <table:table-row table:style-name="ro1">
          <table:table-cell table:number-columns-repeated="256"/>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style-name="ce5"/>
          <table:table-cell table:number-columns-repeated="248"/>
        </table:table-row>
        <table:table-row table:style-name="ro1">
          <table:table-cell table:number-columns-repeated="256"/>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style-name="ce5"/>
          <table:table-cell table:number-columns-repeated="248"/>
        </table:table-row>
        <table:table-row table:style-name="ro1">
          <table:table-cell/>
          <table:table-cell table:style-name="ce4" office:value-type="string">
            <text:p><text:span text:style-name="T1"><text:a xlink:href="http://creativecommons.org/licenses/by-nc-sa/2.5/" xlink:type="simple">http://creativecommons.org/licenses/by-nc-sa/2.5/</text:a></text:span></text:p>
          </table:table-cell>
          <table:table-cell table:number-columns-repeated="254"/>
        </table:table-row>
        <table:table-row table:style-name="ro1">
          <table:table-cell table:number-columns-repeated="256"/>
        </table:table-row>
        <table:table-row table:style-name="ro5">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5"/>
          <table:table-cell table:number-columns-repeated="248"/>
        </table:table-row>
      </table:table>
      <table:table table:name="Category Ranking" table:style-name="ta2">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ce15"/>
        <table:table-column table:style-name="co2" table:number-columns-repeated="252" table:default-cell-style-name="Default"/>
        <table:table-row table:style-name="ro1" table:number-rows-repeated="4">
          <table:table-cell table:number-columns-repeated="3"/>
          <table:table-cell table:style-name="Default"/>
          <table:table-cell table:number-columns-repeated="252"/>
        </table:table-row>
        <table:table-row table:style-name="ro1">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6">
          <table:table-cell/>
          <table:table-cell table:style-name="ce8" office:value-type="string" table:number-columns-spanned="3" table:number-rows-spanned="1">
            <text:p>Component Name: &lt;Enter a component&gt;</text:p>
          </table:table-cell>
          <table:covered-table-cell table:number-columns-repeated="2" table:style-name="ce14"/>
          <table:table-cell table:number-columns-repeated="252"/>
        </table:table-row>
        <table:table-row table:style-name="ro4">
          <table:table-cell table:style-name="ce6"/>
          <table:table-cell table:style-name="ce9" office:value-type="string" table:number-columns-spanned="3" table:number-rows-spanned="1">
            <text:p>Component type: &lt;Enter a component type&gt;</text:p>
          </table:table-cell>
          <table:covered-table-cell table:number-columns-repeated="2" table:style-name="ce9"/>
          <table:table-cell table:number-columns-repeated="252"/>
        </table:table-row>
        <table:table-row table:style-name="ro4">
          <table:table-cell table:style-name="ce6"/>
          <table:table-cell table:style-name="ce9" office:value-type="string" table:number-columns-spanned="3" table:number-rows-spanned="1">
            <text:p>Usage Setting: &lt;Enter a usage setting&gt;</text:p>
          </table:table-cell>
          <table:covered-table-cell table:number-columns-repeated="2" table:style-name="ce9"/>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1" office:value-type="string">
            <text:p>Rank</text:p>
          </table:table-cell>
          <table:table-cell table:style-name="ce11" office:value-type="string">
            <text:p>Category</text:p>
          </table:table-cell>
          <table:table-cell table:style-name="ce11" office:value-type="string">
            <text:p>Weight</text:p>
          </table:table-cell>
          <table:table-cell table:number-columns-repeated="252"/>
        </table:table-row>
        <table:table-row table:style-name="ro7">
          <table:table-cell/>
          <table:table-cell table:style-name="ce12" office:value-type="float" office:value="1">
            <text:p>1</text:p>
          </table:table-cell>
          <table:table-cell office:value-type="string">
            <text:p>Functionality</text:p>
          </table:table-cell>
          <table:table-cell office:value-type="percentage" office:value="0.2">
            <text:p>20.00%</text:p>
          </table:table-cell>
          <table:table-cell table:number-columns-repeated="252"/>
        </table:table-row>
        <table:table-row table:style-name="ro7">
          <table:table-cell/>
          <table:table-cell table:style-name="ce12" office:value-type="float" office:value="2">
            <text:p>2</text:p>
          </table:table-cell>
          <table:table-cell office:value-type="string">
            <text:p>Efficiency</text:p>
          </table:table-cell>
          <table:table-cell office:value-type="percentage" office:value="0.2">
            <text:p>20.00%</text:p>
          </table:table-cell>
          <table:table-cell table:number-columns-repeated="252"/>
        </table:table-row>
        <table:table-row table:style-name="ro7">
          <table:table-cell/>
          <table:table-cell table:style-name="ce12" office:value-type="float" office:value="3">
            <text:p>3</text:p>
          </table:table-cell>
          <table:table-cell office:value-type="string">
            <text:p>Support</text:p>
          </table:table-cell>
          <table:table-cell office:value-type="percentage" office:value="0.2">
            <text:p>20.00%</text:p>
          </table:table-cell>
          <table:table-cell table:number-columns-repeated="252"/>
        </table:table-row>
        <table:table-row table:style-name="ro7">
          <table:table-cell/>
          <table:table-cell table:style-name="ce12" office:value-type="float" office:value="4">
            <text:p>4</text:p>
          </table:table-cell>
          <table:table-cell office:value-type="string">
            <text:p>Documentation</text:p>
          </table:table-cell>
          <table:table-cell office:value-type="percentage" office:value="0.2">
            <text:p>20.00%</text:p>
          </table:table-cell>
          <table:table-cell table:number-columns-repeated="252"/>
        </table:table-row>
        <table:table-row table:style-name="ro7">
          <table:table-cell/>
          <table:table-cell table:style-name="ce12" office:value-type="float" office:value="5">
            <text:p>5</text:p>
          </table:table-cell>
          <table:table-cell office:value-type="string">
            <text:p>Community</text:p>
          </table:table-cell>
          <table:table-cell office:value-type="percentage" office:value="0.2">
            <text:p>20.00%</text:p>
          </table:table-cell>
          <table:table-cell table:number-columns-repeated="252"/>
        </table:table-row>
        <table:table-row table:style-name="ro1">
          <table:table-cell/>
          <table:table-cell table:style-name="ce10" office:value-type="string" table:number-columns-spanned="3" table:number-rows-spanned="1">
            <text:p><text:s text:c="2"/></text:p>
          </table:table-cell>
          <table:covered-table-cell/>
          <table:covered-table-cell table:style-name="Default"/>
          <table:table-cell table:number-columns-repeated="252"/>
        </table:table-row>
        <table:table-row table:style-name="ro1">
          <table:table-cell/>
          <table:table-cell table:style-name="ce13" table:number-columns-repeated="2"/>
          <table:table-cell table:style-name="ce13" office:value-type="string">
            <text:p>Total Weight</text:p>
          </table:table-cell>
          <table:table-cell table:number-columns-repeated="252"/>
        </table:table-row>
        <table:table-row table:style-name="ro1">
          <table:table-cell table:number-columns-repeated="3"/>
          <table:table-cell table:style-name="ce16" table:formula="of:=SUM([.D12:.D16])" office:value-type="percentage" office:value="1">
            <text:p>100.00%</text:p>
          </table:table-cell>
          <table:table-cell table:number-columns-repeated="252"/>
        </table:table-row>
      </table:table>
      <table:table table:name="Category Rating and Metrics" table:style-name="ta3" table:print-ranges="'Category Rating and Metrics'.A1:'Category Rating and Metrics'.G167">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8" table:default-cell-style-name="Default"/>
        <table:table-column table:style-name="co2" table:number-columns-repeated="249" table:default-cell-style-name="Default"/>
        <table:table-row table:style-name="ro8">
          <table:table-cell table:style-name="ce21" table:number-columns-repeated="7"/>
          <table:table-cell table:number-columns-repeated="249"/>
        </table:table-row>
        <table:table-row table:style-name="ro7">
          <table:table-cell table:style-name="ce21" table:number-columns-repeated="7"/>
          <table:table-cell table:number-columns-repeated="249"/>
        </table:table-row>
        <table:table-row table:style-name="ro7">
          <table:table-cell table:style-name="ce22" office:value-type="string" table:number-columns-spanned="6" table:number-rows-spanned="1">
            <text:p>Evaluated Technology And Functional Orientation</text:p>
          </table:table-cell>
          <table:covered-table-cell table:number-columns-repeated="5" table:style-name="ce22"/>
          <table:table-cell table:style-name="ce55" office:value-type="string">
            <text:p>BRR</text:p>
          </table:table-cell>
          <table:table-cell table:number-columns-repeated="249"/>
        </table:table-row>
        <table:table-row table:style-name="ro9">
          <table:table-cell table:style-name="ce23" office:value-type="string" table:number-columns-spanned="6" table:number-rows-spanned="1">
            <text:p>OpenNebula</text:p>
          </table:table-cell>
          <table:covered-table-cell table:number-columns-repeated="5" table:style-name="ce23"/>
          <table:table-cell table:style-name="ce56" table:formula="of:=SUM([.G65:.G166])" office:value-type="float" office:value="0">
            <text:p>0</text:p>
          </table:table-cell>
          <table:table-cell table:number-columns-repeated="249"/>
        </table:table-row>
        <table:table-row table:style-name="ro7">
          <table:table-cell table:style-name="ce24" office:value-type="string" table:number-columns-spanned="6" table:number-rows-spanned="1">
            <text:p>Component type: One</text:p>
          </table:table-cell>
          <table:covered-table-cell table:number-columns-repeated="5" table:style-name="ce24"/>
          <table:table-cell table:style-name="ce21"/>
          <table:table-cell table:number-columns-repeated="249"/>
        </table:table-row>
        <table:table-row table:style-name="ro7">
          <table:table-cell table:style-name="ce24" office:value-type="string" table:number-columns-spanned="6" table:number-rows-spanned="1">
            <text:p>Usage Setting: Cloud Computing Framework</text:p>
          </table:table-cell>
          <table:covered-table-cell table:number-columns-repeated="5" table:style-name="ce24"/>
          <table:table-cell table:style-name="ce21"/>
          <table:table-cell table:number-columns-repeated="249"/>
        </table:table-row>
        <table:table-row table:style-name="ro10">
          <table:table-cell table:style-name="ce25" table:number-columns-repeated="6"/>
          <table:table-cell table:style-name="ce21"/>
          <table:table-cell table:number-columns-repeated="249"/>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5" office:value-type="string">
              <text:p>Weighted Rating</text:p>
            </table:table-cell>
            <table:table-cell table:number-columns-repeated="249"/>
          </table:table-row>
          <table:table-row table:style-name="ro7">
            <table:table-cell table:style-name="ce27" table:formula="of:=[$'Category Ranking'.B12]" office:value-type="float" office:value="1">
              <text:p>1</text:p>
            </table:table-cell>
            <table:table-cell table:style-name="ce30" office:value-type="string" table:number-columns-spanned="3" table:number-rows-spanned="1">
              <text:p>Functionality</text:p>
            </table:table-cell>
            <table:covered-table-cell table:number-columns-repeated="2" table:style-name="ce30"/>
            <table:table-cell table:style-name="ce49" table:formula="of:=[$'Category Ranking'.D12]" office:value-type="percentage" office:value="0.2">
              <text:p>20.00%</text:p>
            </table:table-cell>
            <table:table-cell table:style-name="ce27" office:value-type="float" office:value="0">
              <text:p>0</text:p>
            </table:table-cell>
            <table:table-cell table:style-name="ce27" table:formula="of:=[.F9]*[.E9]" office:value-type="float" office:value="0">
              <text:p>0</text:p>
            </table:table-cell>
            <table:table-cell table:number-columns-repeated="249"/>
          </table:table-row>
          <table:table-row-group>
            <table:table-row table:style-name="ro7">
              <table:table-cell table:style-name="ce27"/>
              <table:table-cell table:style-name="ce30" table:number-columns-repeated="4"/>
              <table:table-cell table:style-name="ce27" table:number-columns-repeated="2"/>
              <table:table-cell table:number-columns-repeated="249"/>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47" office:value-type="string">
                <text:p>Weight</text:p>
              </table:table-cell>
              <table:table-cell table:style-name="ce47" office:value-type="string">
                <text:p>Unweighted Score</text:p>
              </table:table-cell>
              <table:table-cell table:style-name="ce47" office:value-type="string">
                <text:p>Weighted Score</text:p>
              </table:table-cell>
              <table:table-cell table:style-name="ce27"/>
              <table:table-cell table:number-columns-repeated="249"/>
            </table:table-row>
            <table:table-row table:style-name="ro7">
              <table:table-cell table:style-name="ce21"/>
              <table:table-cell table:style-name="ce28" office:value-type="string">
                <text:p>Billing Sistem</text:p>
              </table:table-cell>
              <table:table-cell table:style-name="ce44" office:value-type="string">
                <text:p>Yes</text:p>
              </table:table-cell>
              <table:table-cell table:style-name="ce48" office:value-type="percentage" office:value="0">
                <text:p>0.00%</text:p>
              </table:table-cell>
              <table:table-cell table:style-name="ce50" office:value-type="float" office:value="0">
                <text:p>0</text:p>
              </table:table-cell>
              <table:table-cell table:style-name="ce21" table:formula="of:=[.D12]*[.E12]" office:value-type="float" office:value="0">
                <text:p>0</text:p>
              </table:table-cell>
              <table:table-cell table:style-name="ce27"/>
              <table:table-cell table:number-columns-repeated="249"/>
            </table:table-row>
            <table:table-row-group>
              <table:table-row table:style-name="ro7">
                <table:table-cell table:style-name="ce21"/>
                <table:table-cell table:style-name="ce28" table:number-columns-repeated="5"/>
                <table:table-cell table:style-name="ce27"/>
                <table:table-cell table:number-columns-repeated="249"/>
              </table:table-row>
              <table:table-row table:style-name="ro7">
                <table:table-cell table:style-name="ce21"/>
                <table:table-cell table:style-name="ce32" office:value-type="string" table:number-columns-spanned="4" table:number-rows-spanned="1">
                  <text:p>Test Description</text:p>
                </table:table-cell>
                <table:covered-table-cell table:number-columns-repeated="3" table:style-name="ce32"/>
                <table:table-cell/>
                <table:table-cell table:style-name="ce27"/>
                <table:table-cell table:number-columns-repeated="249"/>
              </table:table-row>
              <table:table-row table:style-name="ro7">
                <table:table-cell table:style-name="ce21"/>
                <table:table-cell table:style-name="ce33" office:value-type="string" table:number-columns-spanned="4" table:number-rows-spanned="1">
                  <text:p>Does The Cloud System provide a Billing System for User Accounting?</text:p>
                </table:table-cell>
                <table:covered-table-cell table:number-columns-repeated="3" table:style-name="ce33"/>
                <table:table-cell table:style-name="ce43"/>
                <table:table-cell table:style-name="ce27"/>
                <table:table-cell table:number-columns-repeated="249"/>
              </table:table-row>
              <table:table-row table:style-name="ro7">
                <table:table-cell table:style-name="ce21"/>
                <table:table-cell table:style-name="ce34" table:number-columns-spanned="4" table:number-rows-spanned="1"/>
                <table:covered-table-cell table:number-columns-repeated="3"/>
                <table:table-cell table:style-name="ce52"/>
                <table:table-cell table:style-name="ce27"/>
                <table:table-cell table:number-columns-repeated="249"/>
              </table:table-row>
              <table:table-row table:style-name="ro7">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51" office:value-type="string">
                  <text:p>Score</text:p>
                </table:table-cell>
                <table:table-cell/>
                <table:table-cell table:style-name="ce27"/>
                <table:table-cell table:number-columns-repeated="249"/>
              </table:table-row>
              <table:table-row table:style-name="ro7">
                <table:table-cell table:style-name="ce21"/>
                <table:table-cell table:style-name="ce35" office:value-type="string" table:number-columns-spanned="3" table:number-rows-spanned="1">
                  <text:p>Yes, fully supported</text:p>
                </table:table-cell>
                <table:covered-table-cell table:number-columns-repeated="2" table:style-name="ce35"/>
                <table:table-cell table:style-name="ce52" office:value-type="float" office:value="5">
                  <text:p>5</text:p>
                </table:table-cell>
                <table:table-cell table:style-name="ce52"/>
                <table:table-cell table:style-name="ce27"/>
                <table:table-cell table:number-columns-repeated="249"/>
              </table:table-row>
              <table:table-row table:style-name="ro7">
                <table:table-cell table:style-name="ce21"/>
                <table:table-cell table:style-name="ce35" office:value-type="string" table:number-columns-spanned="3" table:number-rows-spanned="1">
                  <text:p>Yes, partially supported</text:p>
                </table:table-cell>
                <table:covered-table-cell table:number-columns-repeated="2" table:style-name="ce35"/>
                <table:table-cell table:style-name="ce52" office:value-type="float" office:value="3">
                  <text:p>3</text:p>
                </table:table-cell>
                <table:table-cell table:style-name="ce52"/>
                <table:table-cell table:style-name="ce27"/>
                <table:table-cell table:number-columns-repeated="249"/>
              </table:table-row>
              <table:table-row table:style-name="ro7">
                <table:table-cell table:style-name="ce21"/>
                <table:table-cell table:style-name="ce36" office:value-type="string" table:number-columns-spanned="3" table:number-rows-spanned="1">
                  <text:p>No</text:p>
                </table:table-cell>
                <table:covered-table-cell table:number-columns-repeated="2" table:style-name="ce36"/>
                <table:table-cell table:style-name="ce52" office:value-type="float" office:value="1">
                  <text:p>1</text:p>
                </table:table-cell>
                <table:table-cell table:style-name="ce52"/>
                <table:table-cell table:style-name="ce27"/>
                <table:table-cell table:number-columns-repeated="249"/>
              </table:table-row>
            </table:table-row-group>
            <table:table-row table:style-name="ro7">
              <table:table-cell table:style-name="ce28"/>
              <table:table-cell table:style-name="ce37" table:number-columns-spanned="4" table:number-rows-spanned="1"/>
              <table:covered-table-cell table:number-columns-repeated="3" table:style-name="ce45"/>
              <table:table-cell table:style-name="ce28"/>
              <table:table-cell table:style-name="ce27"/>
              <table:table-cell table:number-columns-repeated="249"/>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47" office:value-type="string">
                <text:p>Weight</text:p>
              </table:table-cell>
              <table:table-cell table:style-name="ce47" office:value-type="string">
                <text:p>Unweighted Score</text:p>
              </table:table-cell>
              <table:table-cell table:style-name="ce47" office:value-type="string">
                <text:p>Weighted Score</text:p>
              </table:table-cell>
              <table:table-cell table:style-name="ce27"/>
              <table:table-cell table:number-columns-repeated="249"/>
            </table:table-row>
            <table:table-row table:style-name="ro7">
              <table:table-cell table:style-name="ce21"/>
              <table:table-cell table:style-name="ce28" office:value-type="string">
                <text:p>Multi Platform Suport</text:p>
              </table:table-cell>
              <table:table-cell table:style-name="ce44"/>
              <table:table-cell table:style-name="ce48" office:value-type="percentage" office:value="0">
                <text:p>0.00%</text:p>
              </table:table-cell>
              <table:table-cell table:style-name="ce50" office:value-type="float" office:value="0">
                <text:p>0</text:p>
              </table:table-cell>
              <table:table-cell table:style-name="ce21" table:formula="of:=[.D23]*[.E23]" office:value-type="float" office:value="0">
                <text:p>0</text:p>
              </table:table-cell>
              <table:table-cell table:style-name="ce27"/>
              <table:table-cell table:number-columns-repeated="249"/>
            </table:table-row>
            <table:table-row-group>
              <table:table-row table:style-name="ro7">
                <table:table-cell table:style-name="ce27"/>
                <table:table-cell table:style-name="ce30" table:number-columns-repeated="4"/>
                <table:table-cell table:style-name="ce27" table:number-columns-repeated="2"/>
                <table:table-cell table:number-columns-repeated="249"/>
              </table:table-row>
              <table:table-row table:style-name="ro7">
                <table:table-cell table:style-name="ce27"/>
                <table:table-cell table:style-name="ce32" office:value-type="string" table:number-columns-spanned="4" table:number-rows-spanned="1">
                  <text:p>Test Description</text:p>
                </table:table-cell>
                <table:covered-table-cell table:number-columns-repeated="3" table:style-name="ce32"/>
                <table:table-cell table:style-name="ce27" table:number-columns-repeated="2"/>
                <table:table-cell table:number-columns-repeated="249"/>
              </table:table-row>
              <table:table-row table:style-name="ro7">
                <table:table-cell table:style-name="ce27"/>
                <table:table-cell table:style-name="ce33" office:value-type="string" table:number-columns-spanned="4" table:number-rows-spanned="1">
                  <text:p>Does The Cloud System work on top of different Operating Systems?</text:p>
                </table:table-cell>
                <table:covered-table-cell table:number-columns-repeated="3" table:style-name="ce33"/>
                <table:table-cell table:style-name="ce27" table:number-columns-repeated="2"/>
                <table:table-cell table:number-columns-repeated="249"/>
              </table:table-row>
              <table:table-row table:style-name="ro7">
                <table:table-cell table:style-name="ce27"/>
                <table:table-cell table:style-name="ce34" table:number-columns-spanned="4" table:number-rows-spanned="1"/>
                <table:covered-table-cell table:number-columns-repeated="3"/>
                <table:table-cell table:style-name="ce27" table:number-columns-repeated="2"/>
                <table:table-cell table:number-columns-repeated="249"/>
              </table:table-row>
              <table:table-row table:style-name="ro7">
                <table:table-cell table:style-name="ce27"/>
                <table:table-cell table:style-name="ce32" office:value-type="string" table:number-columns-spanned="3" table:number-rows-spanned="1">
                  <text:p>Test Score Specification</text:p>
                </table:table-cell>
                <table:covered-table-cell table:number-columns-repeated="2" table:style-name="ce32"/>
                <table:table-cell table:style-name="ce51" office:value-type="string">
                  <text:p>Score</text:p>
                </table:table-cell>
                <table:table-cell table:style-name="ce27" table:number-columns-repeated="2"/>
                <table:table-cell table:number-columns-repeated="249"/>
              </table:table-row>
              <table:table-row table:style-name="ro7">
                <table:table-cell table:style-name="ce27"/>
                <table:table-cell table:style-name="ce35" office:value-type="string" table:number-columns-spanned="3" table:number-rows-spanned="1">
                  <text:p>Yes, in more than 2</text:p>
                </table:table-cell>
                <table:covered-table-cell table:number-columns-repeated="2" table:style-name="ce35"/>
                <table:table-cell table:style-name="ce52" office:value-type="float" office:value="5">
                  <text:p>5</text:p>
                </table:table-cell>
                <table:table-cell table:style-name="ce27" table:number-columns-repeated="2"/>
                <table:table-cell table:number-columns-repeated="249"/>
              </table:table-row>
              <table:table-row table:style-name="ro7">
                <table:table-cell table:style-name="ce27"/>
                <table:table-cell table:style-name="ce35" office:value-type="string" table:number-columns-spanned="3" table:number-rows-spanned="1">
                  <text:p>Yes, in two different Operating Systems</text:p>
                </table:table-cell>
                <table:covered-table-cell table:number-columns-repeated="2" table:style-name="ce35"/>
                <table:table-cell table:style-name="ce52" office:value-type="float" office:value="3">
                  <text:p>3</text:p>
                </table:table-cell>
                <table:table-cell table:style-name="ce27" table:number-columns-repeated="2"/>
                <table:table-cell table:number-columns-repeated="249"/>
              </table:table-row>
              <table:table-row table:style-name="ro7">
                <table:table-cell table:style-name="ce27"/>
                <table:table-cell table:style-name="ce36" office:value-type="string" table:number-columns-spanned="3" table:number-rows-spanned="1">
                  <text:p>No</text:p>
                </table:table-cell>
                <table:covered-table-cell table:number-columns-repeated="2" table:style-name="ce36"/>
                <table:table-cell table:style-name="ce52" office:value-type="float" office:value="1">
                  <text:p>1</text:p>
                </table:table-cell>
                <table:table-cell table:style-name="ce27" table:number-columns-repeated="2"/>
                <table:table-cell table:number-columns-repeated="249"/>
              </table:table-row>
            </table:table-row-group>
            <table:table-row table:style-name="ro7">
              <table:table-cell table:style-name="ce27"/>
              <table:table-cell table:style-name="ce30" table:number-columns-repeated="4"/>
              <table:table-cell table:style-name="ce27" table:number-columns-repeated="2"/>
              <table:table-cell table:number-columns-repeated="249"/>
            </table:table-row>
            <table:table-row table:style-name="ro7">
              <table:table-cell table:style-name="ce27"/>
              <table:table-cell table:style-name="ce31" office:value-type="string">
                <text:p>Metric Name</text:p>
              </table:table-cell>
              <table:table-cell table:style-name="ce31" office:value-type="string">
                <text:p>Raw Score</text:p>
              </table:table-cell>
              <table:table-cell table:style-name="ce47" office:value-type="string">
                <text:p>Weight</text:p>
              </table:table-cell>
              <table:table-cell table:style-name="ce47" office:value-type="string">
                <text:p>Unweighted Score</text:p>
              </table:table-cell>
              <table:table-cell table:style-name="ce47" office:value-type="string">
                <text:p>Weighted Score</text:p>
              </table:table-cell>
              <table:table-cell table:style-name="ce27"/>
              <table:table-cell table:number-columns-repeated="249"/>
            </table:table-row>
            <table:table-row table:style-name="ro7">
              <table:table-cell table:style-name="ce27"/>
              <table:table-cell table:style-name="ce28" office:value-type="string">
                <text:p>Administrators Configuration System</text:p>
              </table:table-cell>
              <table:table-cell table:style-name="ce44"/>
              <table:table-cell table:style-name="ce48" office:value-type="percentage" office:value="0">
                <text:p>0.00%</text:p>
              </table:table-cell>
              <table:table-cell table:style-name="ce50" office:value-type="float" office:value="0">
                <text:p>0</text:p>
              </table:table-cell>
              <table:table-cell table:style-name="ce21" table:formula="of:=[.D34]*[.E34]" office:value-type="float" office:value="0">
                <text:p>0</text:p>
              </table:table-cell>
              <table:table-cell table:style-name="ce27"/>
              <table:table-cell table:number-columns-repeated="249"/>
            </table:table-row>
            <table:table-row-group>
              <table:table-row table:style-name="ro7">
                <table:table-cell table:style-name="ce27"/>
                <table:table-cell table:style-name="ce30" table:number-columns-repeated="4"/>
                <table:table-cell table:style-name="ce27" table:number-columns-repeated="2"/>
                <table:table-cell table:number-columns-repeated="249"/>
              </table:table-row>
              <table:table-row table:style-name="ro7">
                <table:table-cell table:style-name="ce27"/>
                <table:table-cell table:style-name="ce32" office:value-type="string" table:number-columns-spanned="4" table:number-rows-spanned="1">
                  <text:p>Test Description</text:p>
                </table:table-cell>
                <table:covered-table-cell table:number-columns-repeated="3" table:style-name="ce32"/>
                <table:table-cell table:style-name="ce27" table:number-columns-repeated="2"/>
                <table:table-cell table:number-columns-repeated="249"/>
              </table:table-row>
              <table:table-row table:style-name="ro7">
                <table:table-cell table:style-name="ce27"/>
                <table:table-cell table:style-name="ce33" office:value-type="string" table:number-columns-spanned="4" table:number-rows-spanned="1">
                  <text:p>Does The Cloud System provide a System (preferably Web) to Help On Administration Tasks</text:p>
                </table:table-cell>
                <table:covered-table-cell table:number-columns-repeated="3" table:style-name="ce33"/>
                <table:table-cell table:style-name="ce27" table:number-columns-repeated="2"/>
                <table:table-cell table:number-columns-repeated="249"/>
              </table:table-row>
              <table:table-row table:style-name="ro7">
                <table:table-cell table:style-name="ce27"/>
                <table:table-cell table:style-name="ce34" table:number-columns-spanned="4" table:number-rows-spanned="1"/>
                <table:covered-table-cell table:number-columns-repeated="3"/>
                <table:table-cell table:style-name="ce27" table:number-columns-repeated="2"/>
                <table:table-cell table:number-columns-repeated="249"/>
              </table:table-row>
              <table:table-row table:style-name="ro7">
                <table:table-cell table:style-name="ce27"/>
                <table:table-cell table:style-name="ce32" office:value-type="string" table:number-columns-spanned="3" table:number-rows-spanned="1">
                  <text:p>Test Score Specification</text:p>
                </table:table-cell>
                <table:covered-table-cell table:number-columns-repeated="2" table:style-name="ce32"/>
                <table:table-cell table:style-name="ce51" office:value-type="string">
                  <text:p>Score</text:p>
                </table:table-cell>
                <table:table-cell table:style-name="ce27" table:number-columns-repeated="2"/>
                <table:table-cell table:number-columns-repeated="249"/>
              </table:table-row>
              <table:table-row table:style-name="ro7">
                <table:table-cell table:style-name="ce27"/>
                <table:table-cell table:style-name="ce35" office:value-type="string" table:number-columns-spanned="3" table:number-rows-spanned="1">
                  <text:p>Yes, a web framework</text:p>
                </table:table-cell>
                <table:covered-table-cell table:number-columns-repeated="2" table:style-name="ce35"/>
                <table:table-cell table:style-name="ce52" office:value-type="float" office:value="5">
                  <text:p>5</text:p>
                </table:table-cell>
                <table:table-cell table:style-name="ce27" table:number-columns-repeated="2"/>
                <table:table-cell table:number-columns-repeated="249"/>
              </table:table-row>
              <table:table-row table:style-name="ro7">
                <table:table-cell table:style-name="ce27"/>
                <table:table-cell table:style-name="ce35" office:value-type="string" table:number-columns-spanned="3" table:number-rows-spanned="1">
                  <text:p>Yes, but it is not web based</text:p>
                </table:table-cell>
                <table:covered-table-cell table:number-columns-repeated="2" table:style-name="ce35"/>
                <table:table-cell table:style-name="ce52" office:value-type="float" office:value="3">
                  <text:p>3</text:p>
                </table:table-cell>
                <table:table-cell table:style-name="ce27" table:number-columns-repeated="2"/>
                <table:table-cell table:number-columns-repeated="249"/>
              </table:table-row>
              <table:table-row table:style-name="ro7">
                <table:table-cell table:style-name="ce27"/>
                <table:table-cell table:style-name="ce36" office:value-type="string" table:number-columns-spanned="3" table:number-rows-spanned="1">
                  <text:p>No</text:p>
                </table:table-cell>
                <table:covered-table-cell table:number-columns-repeated="2" table:style-name="ce36"/>
                <table:table-cell table:style-name="ce52" office:value-type="float" office:value="1">
                  <text:p>1</text:p>
                </table:table-cell>
                <table:table-cell table:style-name="ce27" table:number-columns-repeated="2"/>
                <table:table-cell table:number-columns-repeated="249"/>
              </table:table-row>
            </table:table-row-group>
            <table:table-row table:style-name="ro7">
              <table:table-cell table:style-name="ce27"/>
              <table:table-cell table:style-name="ce30" table:number-columns-repeated="4"/>
              <table:table-cell table:style-name="ce27" table:number-columns-repeated="2"/>
              <table:table-cell table:number-columns-repeated="249"/>
            </table:table-row>
            <table:table-row table:style-name="ro7">
              <table:table-cell table:style-name="ce27"/>
              <table:table-cell table:style-name="ce31" office:value-type="string">
                <text:p>Metric Name</text:p>
              </table:table-cell>
              <table:table-cell table:style-name="ce31" office:value-type="string">
                <text:p>Raw Score</text:p>
              </table:table-cell>
              <table:table-cell table:style-name="ce47" office:value-type="string">
                <text:p>Weight</text:p>
              </table:table-cell>
              <table:table-cell table:style-name="ce47" office:value-type="string">
                <text:p>Unweighted Score</text:p>
              </table:table-cell>
              <table:table-cell table:style-name="ce47" office:value-type="string">
                <text:p>Weighted Score</text:p>
              </table:table-cell>
              <table:table-cell table:style-name="ce27"/>
              <table:table-cell table:number-columns-repeated="249"/>
            </table:table-row>
            <table:table-row table:style-name="ro7">
              <table:table-cell table:style-name="ce27"/>
              <table:table-cell table:style-name="ce28" office:value-type="string">
                <text:p>i18n</text:p>
              </table:table-cell>
              <table:table-cell table:style-name="ce44"/>
              <table:table-cell table:style-name="ce48" office:value-type="percentage" office:value="0">
                <text:p>0.00%</text:p>
              </table:table-cell>
              <table:table-cell table:style-name="ce50" office:value-type="float" office:value="0">
                <text:p>0</text:p>
              </table:table-cell>
              <table:table-cell table:style-name="ce21" table:formula="of:=[.D45]*[.E45]" office:value-type="float" office:value="0">
                <text:p>0</text:p>
              </table:table-cell>
              <table:table-cell table:style-name="ce27"/>
              <table:table-cell table:number-columns-repeated="249"/>
            </table:table-row>
            <table:table-row-group>
              <table:table-row table:style-name="ro7">
                <table:table-cell table:style-name="ce27"/>
                <table:table-cell table:style-name="ce30" table:number-columns-repeated="4"/>
                <table:table-cell table:style-name="ce27" table:number-columns-repeated="2"/>
                <table:table-cell table:number-columns-repeated="249"/>
              </table:table-row>
              <table:table-row table:style-name="ro7">
                <table:table-cell table:style-name="ce27"/>
                <table:table-cell table:style-name="ce32" office:value-type="string" table:number-columns-spanned="4" table:number-rows-spanned="1">
                  <text:p>Test Description</text:p>
                </table:table-cell>
                <table:covered-table-cell table:number-columns-repeated="3" table:style-name="ce32"/>
                <table:table-cell table:style-name="ce27" table:number-columns-repeated="2"/>
                <table:table-cell table:number-columns-repeated="249"/>
              </table:table-row>
              <table:table-row table:style-name="ro7">
                <table:table-cell table:style-name="ce27"/>
                <table:table-cell table:style-name="ce33" office:value-type="string" table:number-columns-spanned="4" table:number-rows-spanned="1">
                  <text:p>Does The Cloud System provided multi-language support? </text:p>
                </table:table-cell>
                <table:covered-table-cell table:number-columns-repeated="3" table:style-name="ce33"/>
                <table:table-cell table:style-name="ce27" table:number-columns-repeated="2"/>
                <table:table-cell table:number-columns-repeated="249"/>
              </table:table-row>
              <table:table-row table:style-name="ro7">
                <table:table-cell table:style-name="ce27"/>
                <table:table-cell table:style-name="ce34" table:number-columns-spanned="4" table:number-rows-spanned="1"/>
                <table:covered-table-cell table:number-columns-repeated="3"/>
                <table:table-cell table:style-name="ce27" table:number-columns-repeated="2"/>
                <table:table-cell table:number-columns-repeated="249"/>
              </table:table-row>
              <table:table-row table:style-name="ro7">
                <table:table-cell table:style-name="ce27"/>
                <table:table-cell table:style-name="ce32" office:value-type="string" table:number-columns-spanned="3" table:number-rows-spanned="1">
                  <text:p>Test Score Specification</text:p>
                </table:table-cell>
                <table:covered-table-cell table:number-columns-repeated="2" table:style-name="ce32"/>
                <table:table-cell table:style-name="ce51" office:value-type="string">
                  <text:p>Score</text:p>
                </table:table-cell>
                <table:table-cell table:style-name="ce27" table:number-columns-repeated="2"/>
                <table:table-cell table:number-columns-repeated="249"/>
              </table:table-row>
              <table:table-row table:style-name="ro7">
                <table:table-cell table:style-name="ce27"/>
                <table:table-cell table:style-name="ce35" office:value-type="string" table:number-columns-spanned="3" table:number-rows-spanned="1">
                  <text:p>Yes, it is adapted to more than 5 languages</text:p>
                </table:table-cell>
                <table:covered-table-cell table:number-columns-repeated="2" table:style-name="ce35"/>
                <table:table-cell table:style-name="ce52" office:value-type="float" office:value="5">
                  <text:p>5</text:p>
                </table:table-cell>
                <table:table-cell table:style-name="ce27" table:number-columns-repeated="2"/>
                <table:table-cell table:number-columns-repeated="249"/>
              </table:table-row>
              <table:table-row table:style-name="ro7">
                <table:table-cell table:style-name="ce27"/>
                <table:table-cell table:style-name="ce35" office:value-type="string" table:number-columns-spanned="3" table:number-rows-spanned="1">
                  <text:p>Yes, it is adapted to more than 1 language, but less than 5 languages</text:p>
                </table:table-cell>
                <table:covered-table-cell table:number-columns-repeated="2" table:style-name="ce35"/>
                <table:table-cell table:style-name="ce52" office:value-type="float" office:value="3">
                  <text:p>3</text:p>
                </table:table-cell>
                <table:table-cell table:style-name="ce27" table:number-columns-repeated="2"/>
                <table:table-cell table:number-columns-repeated="249"/>
              </table:table-row>
              <table:table-row table:style-name="ro7">
                <table:table-cell table:style-name="ce27"/>
                <table:table-cell table:style-name="ce36" office:value-type="string" table:number-columns-spanned="3" table:number-rows-spanned="1">
                  <text:p>No</text:p>
                </table:table-cell>
                <table:covered-table-cell table:number-columns-repeated="2" table:style-name="ce36"/>
                <table:table-cell table:style-name="ce52" office:value-type="float" office:value="1">
                  <text:p>1</text:p>
                </table:table-cell>
                <table:table-cell table:style-name="ce27" table:number-columns-repeated="2"/>
                <table:table-cell table:number-columns-repeated="249"/>
              </table:table-row>
            </table:table-row-group>
            <table:table-row table:style-name="ro7">
              <table:table-cell table:style-name="ce27"/>
              <table:table-cell table:style-name="ce36" table:number-columns-repeated="3"/>
              <table:table-cell table:style-name="ce52"/>
              <table:table-cell table:style-name="ce27" table:number-columns-repeated="2"/>
              <table:table-cell table:number-columns-repeated="249"/>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47" office:value-type="string">
                <text:p>Weight</text:p>
              </table:table-cell>
              <table:table-cell table:style-name="ce47" office:value-type="string">
                <text:p>Unweighted Score</text:p>
              </table:table-cell>
              <table:table-cell table:style-name="ce47" office:value-type="string">
                <text:p>Weighted Score</text:p>
              </table:table-cell>
              <table:table-cell table:style-name="ce27"/>
              <table:table-cell table:number-columns-repeated="249"/>
            </table:table-row>
            <table:table-row table:style-name="ro7">
              <table:table-cell table:style-name="ce21"/>
              <table:table-cell table:style-name="ce28" office:value-type="string">
                <text:p>Quota Facilities</text:p>
              </table:table-cell>
              <table:table-cell table:style-name="ce44"/>
              <table:table-cell table:style-name="ce48" office:value-type="percentage" office:value="0">
                <text:p>0.00%</text:p>
              </table:table-cell>
              <table:table-cell table:style-name="ce50" office:value-type="float" office:value="0">
                <text:p>0</text:p>
              </table:table-cell>
              <table:table-cell table:style-name="ce21" table:formula="of:=[.D56]*[.E56]" office:value-type="float" office:value="0">
                <text:p>0</text:p>
              </table:table-cell>
              <table:table-cell table:style-name="ce27"/>
              <table:table-cell table:number-columns-repeated="249"/>
            </table:table-row>
            <table:table-row-group>
              <table:table-row table:style-name="ro7">
                <table:table-cell table:style-name="ce21"/>
                <table:table-cell table:style-name="ce30" table:number-columns-repeated="4"/>
                <table:table-cell table:style-name="ce27" table:number-columns-repeated="2"/>
                <table:table-cell table:number-columns-repeated="249"/>
              </table:table-row>
              <table:table-row table:style-name="ro7">
                <table:table-cell table:style-name="ce21"/>
                <table:table-cell table:style-name="ce32" office:value-type="string" table:number-columns-spanned="4" table:number-rows-spanned="1">
                  <text:p>Test Description</text:p>
                </table:table-cell>
                <table:covered-table-cell table:number-columns-repeated="3" table:style-name="ce32"/>
                <table:table-cell table:style-name="ce27" table:number-columns-repeated="2"/>
                <table:table-cell table:number-columns-repeated="249"/>
              </table:table-row>
              <table:table-row table:style-name="ro7">
                <table:table-cell table:style-name="ce21"/>
                <table:table-cell table:style-name="ce33" office:value-type="string" table:number-columns-spanned="4" table:number-rows-spanned="1">
                  <text:p>Does The Cloud System provide a system for user quota management?</text:p>
                </table:table-cell>
                <table:covered-table-cell table:number-columns-repeated="3" table:style-name="ce33"/>
                <table:table-cell table:style-name="ce27" table:number-columns-repeated="2"/>
                <table:table-cell table:number-columns-repeated="249"/>
              </table:table-row>
              <table:table-row table:style-name="ro7">
                <table:table-cell table:style-name="ce21"/>
                <table:table-cell table:style-name="ce34" table:number-columns-spanned="4" table:number-rows-spanned="1"/>
                <table:covered-table-cell table:number-columns-repeated="3"/>
                <table:table-cell table:style-name="ce27" table:number-columns-repeated="2"/>
                <table:table-cell table:number-columns-repeated="249"/>
              </table:table-row>
              <table:table-row table:style-name="ro7">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51" office:value-type="string">
                  <text:p>Score</text:p>
                </table:table-cell>
                <table:table-cell table:style-name="ce27" table:number-columns-repeated="2"/>
                <table:table-cell table:number-columns-repeated="249"/>
              </table:table-row>
              <table:table-row table:style-name="ro7">
                <table:table-cell table:style-name="ce21"/>
                <table:table-cell table:style-name="ce35" office:value-type="string" table:number-columns-spanned="3" table:number-rows-spanned="1">
                  <text:p>Yes, for computing, storage and management</text:p>
                </table:table-cell>
                <table:covered-table-cell table:number-columns-repeated="2" table:style-name="ce35"/>
                <table:table-cell table:style-name="ce52" office:value-type="float" office:value="5">
                  <text:p>5</text:p>
                </table:table-cell>
                <table:table-cell table:style-name="ce27" table:number-columns-repeated="2"/>
                <table:table-cell table:number-columns-repeated="249"/>
              </table:table-row>
              <table:table-row table:style-name="ro7">
                <table:table-cell table:style-name="ce21"/>
                <table:table-cell table:style-name="ce35" office:value-type="string" table:number-columns-spanned="3" table:number-rows-spanned="1">
                  <text:p>Yes, but not for all the funcionalities (i.e.: storage but not networking)</text:p>
                </table:table-cell>
                <table:covered-table-cell table:number-columns-repeated="2" table:style-name="ce35"/>
                <table:table-cell table:style-name="ce52" office:value-type="float" office:value="3">
                  <text:p>3</text:p>
                </table:table-cell>
                <table:table-cell table:style-name="ce27" table:number-columns-repeated="2"/>
                <table:table-cell table:number-columns-repeated="249"/>
              </table:table-row>
              <table:table-row table:style-name="ro7">
                <table:table-cell table:style-name="ce21"/>
                <table:table-cell table:style-name="ce36" office:value-type="string" table:number-columns-spanned="3" table:number-rows-spanned="1">
                  <text:p>No</text:p>
                </table:table-cell>
                <table:covered-table-cell table:number-columns-repeated="2" table:style-name="ce36"/>
                <table:table-cell table:style-name="ce52" office:value-type="float" office:value="1">
                  <text:p>1</text:p>
                </table:table-cell>
                <table:table-cell table:style-name="ce27" table:number-columns-repeated="2"/>
                <table:table-cell table:number-columns-repeated="249"/>
              </table:table-row>
            </table:table-row-group>
          </table:table-row-group>
        </table:table-row-group>
        <table:table-row table:style-name="ro7">
          <table:table-cell table:number-columns-repeated="256"/>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5" office:value-type="string">
              <text:p>Weighted Rating</text:p>
            </table:table-cell>
            <table:table-cell table:number-columns-repeated="249"/>
          </table:table-row>
          <table:table-row table:style-name="ro7">
            <table:table-cell table:style-name="ce27" office:value-type="float" office:value="2">
              <text:p>2</text:p>
            </table:table-cell>
            <table:table-cell table:style-name="ce30" office:value-type="string" table:number-columns-spanned="3" table:number-rows-spanned="1">
              <text:p>Efficiency</text:p>
            </table:table-cell>
            <table:covered-table-cell table:number-columns-repeated="2" table:style-name="ce30"/>
            <table:table-cell table:style-name="ce49" table:formula="of:=[$'Category Ranking'.D13]" office:value-type="percentage" office:value="0.2">
              <text:p>20.00%</text:p>
            </table:table-cell>
            <table:table-cell table:style-name="ce27" table:formula="of:=SUM([.F70:.F90])" office:value-type="float" office:value="0">
              <text:p>0</text:p>
            </table:table-cell>
            <table:table-cell table:style-name="ce27" table:formula="of:=[.F67]*[.E67]" office:value-type="float" office:value="0">
              <text:p>0</text:p>
            </table:table-cell>
            <table:table-cell table:number-columns-repeated="249"/>
          </table:table-row>
          <table:table-row-group>
            <table:table-row table:style-name="ro7">
              <table:table-cell table:style-name="ce28"/>
              <table:table-cell table:style-name="ce37" table:number-columns-spanned="5" table:number-rows-spanned="1"/>
              <table:covered-table-cell table:number-columns-repeated="4" table:style-name="ce45"/>
              <table:table-cell table:style-name="ce21"/>
              <table:table-cell table:number-columns-repeated="249"/>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47" office:value-type="string">
                <text:p>Weight</text:p>
              </table:table-cell>
              <table:table-cell table:style-name="ce47" office:value-type="string">
                <text:p>Unweighted Score</text:p>
              </table:table-cell>
              <table:table-cell table:style-name="ce47" office:value-type="string">
                <text:p>Weighted Score</text:p>
              </table:table-cell>
              <table:table-cell table:style-name="ce21"/>
              <table:table-cell table:number-columns-repeated="249"/>
            </table:table-row>
            <table:table-row table:style-name="ro7">
              <table:table-cell table:style-name="ce21"/>
              <table:table-cell table:style-name="ce28" office:value-type="string">
                <text:p>Performance Testing and Benchmark Reports available</text:p>
              </table:table-cell>
              <table:table-cell table:style-name="ce44" office:value-type="string">
                <text:p>Yes</text:p>
              </table:table-cell>
              <table:table-cell table:style-name="ce48" office:value-type="percentage" office:value="0.05">
                <text:p>5.00%</text:p>
              </table:table-cell>
              <table:table-cell table:style-name="ce50" office:value-type="float" office:value="0">
                <text:p>0</text:p>
              </table:table-cell>
              <table:table-cell table:style-name="ce21" table:formula="of:=[.D70]*[.E70]" office:value-type="float" office:value="0">
                <text:p>0</text:p>
              </table:table-cell>
              <table:table-cell table:style-name="ce21"/>
              <table:table-cell table:number-columns-repeated="249"/>
            </table:table-row>
            <table:table-row-group>
              <table:table-row table:style-name="ro7">
                <table:table-cell table:style-name="ce21"/>
                <table:table-cell table:style-name="ce28" table:number-columns-repeated="5"/>
                <table:table-cell table:style-name="ce21"/>
                <table:table-cell table:number-columns-repeated="249"/>
              </table:table-row>
              <table:table-row table:style-name="ro7">
                <table:table-cell table:style-name="ce21"/>
                <table:table-cell table:style-name="ce32" office:value-type="string" table:number-columns-spanned="4" table:number-rows-spanned="1">
                  <text:p>Test Description</text:p>
                </table:table-cell>
                <table:covered-table-cell table:number-columns-repeated="3" table:style-name="ce32"/>
                <table:table-cell/>
                <table:table-cell table:style-name="ce21"/>
                <table:table-cell table:number-columns-repeated="249"/>
              </table:table-row>
              <table:table-row table:style-name="ro11">
                <table:table-cell table:style-name="ce21"/>
                <table:table-cell table:style-name="ce33"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33"/>
                <table:table-cell table:style-name="ce43"/>
                <table:table-cell table:style-name="ce21"/>
                <table:table-cell table:number-columns-repeated="249"/>
              </table:table-row>
              <table:table-row table:style-name="ro7">
                <table:table-cell table:style-name="ce21"/>
                <table:table-cell table:style-name="ce34" table:number-columns-spanned="4" table:number-rows-spanned="1"/>
                <table:covered-table-cell table:number-columns-repeated="3"/>
                <table:table-cell table:style-name="ce52"/>
                <table:table-cell table:style-name="ce21"/>
                <table:table-cell table:number-columns-repeated="249"/>
              </table:table-row>
              <table:table-row table:style-name="ro7">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51" office:value-type="string">
                  <text:p>Score</text:p>
                </table:table-cell>
                <table:table-cell/>
                <table:table-cell table:style-name="ce21"/>
                <table:table-cell table:number-columns-repeated="249"/>
              </table:table-row>
              <table:table-row table:style-name="ro7">
                <table:table-cell table:style-name="ce21"/>
                <table:table-cell table:style-name="ce35" office:value-type="string" table:number-columns-spanned="3" table:number-rows-spanned="1">
                  <text:p>Yes, with good results</text:p>
                </table:table-cell>
                <table:covered-table-cell table:number-columns-repeated="2" table:style-name="ce35"/>
                <table:table-cell table:style-name="ce52" office:value-type="float" office:value="5">
                  <text:p>5</text:p>
                </table:table-cell>
                <table:table-cell table:style-name="ce52"/>
                <table:table-cell table:style-name="ce21"/>
                <table:table-cell table:number-columns-repeated="249"/>
              </table:table-row>
              <table:table-row table:style-name="ro7">
                <table:table-cell table:style-name="ce21"/>
                <table:table-cell table:style-name="ce35" office:value-type="string" table:number-columns-spanned="3" table:number-rows-spanned="1">
                  <text:p>Yes</text:p>
                </table:table-cell>
                <table:covered-table-cell table:number-columns-repeated="2" table:style-name="ce35"/>
                <table:table-cell table:style-name="ce52" office:value-type="float" office:value="3">
                  <text:p>3</text:p>
                </table:table-cell>
                <table:table-cell table:style-name="ce52"/>
                <table:table-cell table:style-name="ce21"/>
                <table:table-cell table:number-columns-repeated="249"/>
              </table:table-row>
              <table:table-row table:style-name="ro7">
                <table:table-cell table:style-name="ce21"/>
                <table:table-cell table:style-name="ce36" office:value-type="string" table:number-columns-spanned="3" table:number-rows-spanned="1">
                  <text:p>No</text:p>
                </table:table-cell>
                <table:covered-table-cell table:number-columns-repeated="2" table:style-name="ce36"/>
                <table:table-cell table:style-name="ce52" office:value-type="float" office:value="1">
                  <text:p>1</text:p>
                </table:table-cell>
                <table:table-cell table:style-name="ce52"/>
                <table:table-cell table:style-name="ce21"/>
                <table:table-cell table:number-columns-repeated="249"/>
              </table:table-row>
            </table:table-row-group>
            <table:table-row table:style-name="ro7">
              <table:table-cell table:style-name="ce28"/>
              <table:table-cell table:style-name="ce37" table:number-columns-spanned="4" table:number-rows-spanned="1"/>
              <table:covered-table-cell table:number-columns-repeated="3" table:style-name="ce45"/>
              <table:table-cell table:style-name="ce28"/>
              <table:table-cell table:style-name="ce21"/>
              <table:table-cell table:number-columns-repeated="249"/>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47" office:value-type="string">
                <text:p>Weight</text:p>
              </table:table-cell>
              <table:table-cell table:style-name="ce47" office:value-type="string">
                <text:p>Unweighted Score</text:p>
              </table:table-cell>
              <table:table-cell table:style-name="ce47" office:value-type="string">
                <text:p>Weighted Score</text:p>
              </table:table-cell>
              <table:table-cell table:style-name="ce21"/>
              <table:table-cell table:number-columns-repeated="249"/>
            </table:table-row>
            <table:table-row table:style-name="ro7">
              <table:table-cell table:style-name="ce21"/>
              <table:table-cell table:style-name="ce28" office:value-type="string">
                <text:p>Performance Tuning &amp; Configuration</text:p>
              </table:table-cell>
              <table:table-cell table:style-name="ce44"/>
              <table:table-cell table:style-name="ce48" office:value-type="percentage" office:value="0">
                <text:p>0.00%</text:p>
              </table:table-cell>
              <table:table-cell table:style-name="ce50" office:value-type="float" office:value="0">
                <text:p>0</text:p>
              </table:table-cell>
              <table:table-cell table:style-name="ce21" table:formula="of:=[.D81]*[.E81]" office:value-type="float" office:value="0">
                <text:p>0</text:p>
              </table:table-cell>
              <table:table-cell table:style-name="ce21"/>
              <table:table-cell table:number-columns-repeated="249"/>
            </table:table-row>
            <table:table-row-group>
              <table:table-row table:style-name="ro7">
                <table:table-cell table:style-name="ce21"/>
                <table:table-cell table:style-name="ce38" table:number-columns-spanned="5" table:number-rows-spanned="1"/>
                <table:covered-table-cell table:number-columns-repeated="4" table:style-name="ce21"/>
                <table:table-cell table:style-name="ce21"/>
                <table:table-cell table:number-columns-repeated="249"/>
              </table:table-row>
              <table:table-row table:style-name="ro7">
                <table:table-cell table:style-name="ce21"/>
                <table:table-cell table:style-name="ce39" office:value-type="string" table:number-columns-spanned="4" table:number-rows-spanned="1">
                  <text:p>Test Description</text:p>
                </table:table-cell>
                <table:covered-table-cell table:number-columns-repeated="3" table:style-name="ce39"/>
                <table:table-cell/>
                <table:table-cell table:style-name="ce21"/>
                <table:table-cell table:number-columns-repeated="249"/>
              </table:table-row>
              <table:table-row table:style-name="ro12">
                <table:table-cell table:style-name="ce21"/>
                <table:table-cell table:style-name="ce33"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33"/>
                <table:table-cell table:style-name="ce43"/>
                <table:table-cell table:style-name="ce21"/>
                <table:table-cell table:number-columns-repeated="249"/>
              </table:table-row>
              <table:table-row table:style-name="ro7">
                <table:table-cell table:style-name="ce21"/>
                <table:table-cell table:style-name="ce40" table:number-columns-spanned="4" table:number-rows-spanned="1"/>
                <table:covered-table-cell table:number-columns-repeated="3" table:style-name="ce46"/>
                <table:table-cell table:style-name="ce52"/>
                <table:table-cell table:style-name="ce21"/>
                <table:table-cell table:number-columns-repeated="249"/>
              </table:table-row>
              <table:table-row table:style-name="ro7">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39" office:value-type="string">
                  <text:p>Score</text:p>
                </table:table-cell>
                <table:table-cell/>
                <table:table-cell table:style-name="ce21"/>
                <table:table-cell table:number-columns-repeated="249"/>
              </table:table-row>
              <table:table-row table:style-name="ro13">
                <table:table-cell/>
                <table:table-cell table:style-name="ce41" office:value-type="string" table:number-columns-spanned="3" table:number-rows-spanned="1">
                  <text:p>Yes, Extensive</text:p>
                </table:table-cell>
                <table:covered-table-cell table:number-columns-repeated="2" table:style-name="ce41"/>
                <table:table-cell table:style-name="ce53" office:value-type="float" office:value="5">
                  <text:p>5</text:p>
                </table:table-cell>
                <table:table-cell table:style-name="ce54"/>
                <table:table-cell table:number-columns-repeated="250"/>
              </table:table-row>
              <table:table-row table:style-name="ro13">
                <table:table-cell/>
                <table:table-cell table:style-name="ce41" office:value-type="string" table:number-columns-spanned="3" table:number-rows-spanned="1">
                  <text:p>Yes, Some</text:p>
                </table:table-cell>
                <table:covered-table-cell table:number-columns-repeated="2" table:style-name="ce41"/>
                <table:table-cell table:style-name="ce53" office:value-type="float" office:value="3">
                  <text:p>3</text:p>
                </table:table-cell>
                <table:table-cell table:style-name="ce54"/>
                <table:table-cell table:number-columns-repeated="250"/>
              </table:table-row>
              <table:table-row table:style-name="ro13">
                <table:table-cell/>
                <table:table-cell table:style-name="ce41" office:value-type="string" table:number-columns-spanned="3" table:number-rows-spanned="1">
                  <text:p>No</text:p>
                </table:table-cell>
                <table:covered-table-cell table:number-columns-repeated="2" table:style-name="ce41"/>
                <table:table-cell table:style-name="ce53" office:value-type="float" office:value="1">
                  <text:p>1</text:p>
                </table:table-cell>
                <table:table-cell table:style-name="ce54"/>
                <table:table-cell table:number-columns-repeated="250"/>
              </table:table-row>
            </table:table-row-group>
            <table:table-row table:style-name="ro7">
              <table:table-cell table:number-columns-repeated="256"/>
            </table:table-row>
          </table:table-row-group>
        </table:table-row-group>
        <table:table-row table:style-name="ro7">
          <table:table-cell table:number-columns-repeated="256"/>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5" office:value-type="string">
              <text:p>Weighted Rating</text:p>
            </table:table-cell>
            <table:table-cell table:number-columns-repeated="249"/>
          </table:table-row>
          <table:table-row table:style-name="ro7">
            <table:table-cell table:style-name="ce27" office:value-type="float" office:value="3">
              <text:p>3</text:p>
            </table:table-cell>
            <table:table-cell table:style-name="ce30" office:value-type="string" table:number-columns-spanned="3" table:number-rows-spanned="1">
              <text:p>Support</text:p>
            </table:table-cell>
            <table:covered-table-cell table:number-columns-repeated="2" table:style-name="ce30"/>
            <table:table-cell table:style-name="ce49" table:formula="of:=[$'Category Ranking'.D14]" office:value-type="percentage" office:value="0.2">
              <text:p>20.00%</text:p>
            </table:table-cell>
            <table:table-cell table:style-name="ce27" table:formula="of:=SUM([.F96:.F105])" office:value-type="float" office:value="0">
              <text:p>0</text:p>
            </table:table-cell>
            <table:table-cell table:style-name="ce27" table:formula="of:=[.F93]*[.E93]" office:value-type="float" office:value="0">
              <text:p>0</text:p>
            </table:table-cell>
            <table:table-cell table:number-columns-repeated="249"/>
          </table:table-row>
          <table:table-row-group>
            <table:table-row table:style-name="ro7">
              <table:table-cell table:style-name="ce28"/>
              <table:table-cell table:style-name="ce37" table:number-columns-spanned="5" table:number-rows-spanned="1"/>
              <table:covered-table-cell table:number-columns-repeated="4" table:style-name="ce45"/>
              <table:table-cell table:style-name="ce21"/>
              <table:table-cell table:number-columns-repeated="249"/>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47" office:value-type="string">
                <text:p>Weight</text:p>
              </table:table-cell>
              <table:table-cell table:style-name="ce47" office:value-type="string">
                <text:p>Unweighted Score</text:p>
              </table:table-cell>
              <table:table-cell table:style-name="ce47" office:value-type="string">
                <text:p>Weighted Score</text:p>
              </table:table-cell>
              <table:table-cell table:style-name="ce21"/>
              <table:table-cell table:number-columns-repeated="249"/>
            </table:table-row>
            <table:table-row table:style-name="ro7">
              <table:table-cell table:style-name="ce21"/>
              <table:table-cell table:style-name="ce28" office:value-type="string">
                <text:p>Company Support</text:p>
              </table:table-cell>
              <table:table-cell table:style-name="ce44"/>
              <table:table-cell table:style-name="ce48" office:value-type="percentage" office:value="0">
                <text:p>0.00%</text:p>
              </table:table-cell>
              <table:table-cell table:style-name="ce50" office:value-type="float" office:value="0">
                <text:p>0</text:p>
              </table:table-cell>
              <table:table-cell table:style-name="ce21" table:formula="of:=[.D96]*[.E96]" office:value-type="float" office:value="0">
                <text:p>0</text:p>
              </table:table-cell>
              <table:table-cell table:style-name="ce21"/>
              <table:table-cell table:number-columns-repeated="249"/>
            </table:table-row>
            <table:table-row-group>
              <table:table-row table:style-name="ro7">
                <table:table-cell table:style-name="ce21"/>
                <table:table-cell table:style-name="ce28" table:number-columns-repeated="5"/>
                <table:table-cell table:style-name="ce21"/>
                <table:table-cell table:number-columns-repeated="249"/>
              </table:table-row>
              <table:table-row table:style-name="ro7">
                <table:table-cell table:style-name="ce21"/>
                <table:table-cell table:style-name="ce32" office:value-type="string" table:number-columns-spanned="4" table:number-rows-spanned="1">
                  <text:p>Test Description</text:p>
                </table:table-cell>
                <table:covered-table-cell table:number-columns-repeated="3" table:style-name="ce32"/>
                <table:table-cell/>
                <table:table-cell table:style-name="ce21"/>
                <table:table-cell table:number-columns-repeated="249"/>
              </table:table-row>
              <table:table-row table:style-name="ro7">
                <table:table-cell table:style-name="ce21"/>
                <table:table-cell table:style-name="ce33" office:value-type="string" table:number-columns-spanned="4" table:number-rows-spanned="1">
                  <text:p>The amount of companies providing support</text:p>
                </table:table-cell>
                <table:covered-table-cell table:number-columns-repeated="3" table:style-name="ce33"/>
                <table:table-cell table:style-name="ce43"/>
                <table:table-cell table:style-name="ce21"/>
                <table:table-cell table:number-columns-repeated="249"/>
              </table:table-row>
              <table:table-row table:style-name="ro7">
                <table:table-cell table:style-name="ce21"/>
                <table:table-cell table:style-name="ce34" table:number-columns-spanned="4" table:number-rows-spanned="1"/>
                <table:covered-table-cell table:number-columns-repeated="3"/>
                <table:table-cell table:style-name="ce52"/>
                <table:table-cell table:style-name="ce21"/>
                <table:table-cell table:number-columns-repeated="249"/>
              </table:table-row>
              <table:table-row table:style-name="ro7">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51" office:value-type="string">
                  <text:p>Score</text:p>
                </table:table-cell>
                <table:table-cell/>
                <table:table-cell table:style-name="ce21"/>
                <table:table-cell table:number-columns-repeated="249"/>
              </table:table-row>
              <table:table-row table:style-name="ro7">
                <table:table-cell table:style-name="ce21"/>
                <table:table-cell table:style-name="ce35" office:value-type="string" table:number-columns-spanned="3" table:number-rows-spanned="1">
                  <text:p>More than one company providing support</text:p>
                </table:table-cell>
                <table:covered-table-cell table:number-columns-repeated="2" table:style-name="ce35"/>
                <table:table-cell table:style-name="ce52" office:value-type="float" office:value="5">
                  <text:p>5</text:p>
                </table:table-cell>
                <table:table-cell table:style-name="ce52"/>
                <table:table-cell table:style-name="ce21"/>
                <table:table-cell table:number-columns-repeated="249"/>
              </table:table-row>
              <table:table-row table:style-name="ro7">
                <table:table-cell table:style-name="ce21"/>
                <table:table-cell table:style-name="ce42" office:value-type="string" table:number-columns-spanned="3" table:number-rows-spanned="1">
                  <text:p>Just one company providing support</text:p>
                </table:table-cell>
                <table:covered-table-cell table:number-columns-repeated="2" table:style-name="ce35"/>
                <table:table-cell table:style-name="ce52" office:value-type="float" office:value="3">
                  <text:p>3</text:p>
                </table:table-cell>
                <table:table-cell table:style-name="ce52"/>
                <table:table-cell table:style-name="ce21"/>
                <table:table-cell table:number-columns-repeated="249"/>
              </table:table-row>
              <table:table-row table:style-name="ro7">
                <table:table-cell table:style-name="ce21"/>
                <table:table-cell table:style-name="ce36" office:value-type="string" table:number-columns-spanned="3" table:number-rows-spanned="1">
                  <text:p>No companies provide support</text:p>
                </table:table-cell>
                <table:covered-table-cell table:number-columns-repeated="2" table:style-name="ce36"/>
                <table:table-cell table:style-name="ce52" office:value-type="float" office:value="1">
                  <text:p>1</text:p>
                </table:table-cell>
                <table:table-cell table:style-name="ce52"/>
                <table:table-cell table:style-name="ce21"/>
                <table:table-cell table:number-columns-repeated="249"/>
              </table:table-row>
            </table:table-row-group>
            <table:table-row table:style-name="ro7">
              <table:table-cell table:style-name="ce28"/>
              <table:table-cell table:style-name="ce37" table:number-columns-spanned="4" table:number-rows-spanned="1"/>
              <table:covered-table-cell table:number-columns-repeated="3" table:style-name="ce45"/>
              <table:table-cell table:style-name="ce28"/>
              <table:table-cell table:style-name="ce21"/>
              <table:table-cell table:number-columns-repeated="249"/>
            </table:table-row>
          </table:table-row-group>
        </table:table-row-group>
        <table:table-row table:style-name="ro7">
          <table:table-cell table:number-columns-repeated="256"/>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5" office:value-type="string">
              <text:p>Weighted Rating</text:p>
            </table:table-cell>
            <table:table-cell table:number-columns-repeated="249"/>
          </table:table-row>
          <table:table-row table:style-name="ro7">
            <table:table-cell table:style-name="ce27" office:value-type="float" office:value="4">
              <text:p>4</text:p>
            </table:table-cell>
            <table:table-cell table:style-name="ce30" office:value-type="string" table:number-columns-spanned="3" table:number-rows-spanned="1">
              <text:p>Documentation</text:p>
            </table:table-cell>
            <table:covered-table-cell table:number-columns-repeated="2" table:style-name="ce30"/>
            <table:table-cell table:style-name="ce49" table:formula="of:=[$'Category Ranking'.D15]" office:value-type="percentage" office:value="0.2">
              <text:p>20.00%</text:p>
            </table:table-cell>
            <table:table-cell table:style-name="ce27" table:formula="of:=SUM([.F111:.F135])" office:value-type="float" office:value="0">
              <text:p>0</text:p>
            </table:table-cell>
            <table:table-cell table:style-name="ce27" table:formula="of:=[.F108]*[.E108]" office:value-type="float" office:value="0">
              <text:p>0</text:p>
            </table:table-cell>
            <table:table-cell table:number-columns-repeated="249"/>
          </table:table-row>
          <table:table-row-group>
            <table:table-row table:style-name="ro7">
              <table:table-cell table:style-name="ce28"/>
              <table:table-cell table:style-name="ce37" table:number-columns-spanned="5" table:number-rows-spanned="1"/>
              <table:covered-table-cell table:number-columns-repeated="4" table:style-name="ce45"/>
              <table:table-cell table:style-name="ce21"/>
              <table:table-cell table:number-columns-repeated="249"/>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47" office:value-type="string">
                <text:p>Weight</text:p>
              </table:table-cell>
              <table:table-cell table:style-name="ce47" office:value-type="string">
                <text:p>Unweighted Score</text:p>
              </table:table-cell>
              <table:table-cell table:style-name="ce47" office:value-type="string">
                <text:p>Weighted Score</text:p>
              </table:table-cell>
              <table:table-cell table:style-name="ce21"/>
              <table:table-cell table:number-columns-repeated="249"/>
            </table:table-row>
            <table:table-row table:style-name="ro7">
              <table:table-cell table:style-name="ce21"/>
              <table:table-cell table:style-name="ce28" office:value-type="string">
                <text:p>Documentation Update</text:p>
              </table:table-cell>
              <table:table-cell table:style-name="ce44" office:value-type="string">
                <text:p>Yes</text:p>
              </table:table-cell>
              <table:table-cell table:style-name="ce48" office:value-type="percentage" office:value="0">
                <text:p>0.00%</text:p>
              </table:table-cell>
              <table:table-cell table:style-name="ce50" office:value-type="float" office:value="0">
                <text:p>0</text:p>
              </table:table-cell>
              <table:table-cell table:style-name="ce21" table:formula="of:=[.D111]*[.E111]" office:value-type="float" office:value="0">
                <text:p>0</text:p>
              </table:table-cell>
              <table:table-cell table:style-name="ce21"/>
              <table:table-cell table:number-columns-repeated="249"/>
            </table:table-row>
            <table:table-row-group>
              <table:table-row table:style-name="ro7">
                <table:table-cell table:style-name="ce21"/>
                <table:table-cell table:style-name="ce28" table:number-columns-repeated="5"/>
                <table:table-cell table:style-name="ce21"/>
                <table:table-cell table:number-columns-repeated="249"/>
              </table:table-row>
              <table:table-row table:style-name="ro7">
                <table:table-cell table:style-name="ce21"/>
                <table:table-cell table:style-name="ce32" office:value-type="string" table:number-columns-spanned="4" table:number-rows-spanned="1">
                  <text:p>Metric Description</text:p>
                </table:table-cell>
                <table:covered-table-cell table:number-columns-repeated="3" table:style-name="ce32"/>
                <table:table-cell/>
                <table:table-cell table:style-name="ce21"/>
                <table:table-cell table:number-columns-repeated="249"/>
              </table:table-row>
              <table:table-row table:style-name="ro7">
                <table:table-cell table:style-name="ce21"/>
                <table:table-cell table:style-name="ce33" office:value-type="string" table:number-columns-spanned="4" table:number-rows-spanned="1">
                  <text:p>How often is the documentation updated</text:p>
                </table:table-cell>
                <table:covered-table-cell table:number-columns-repeated="3" table:style-name="ce33"/>
                <table:table-cell table:style-name="ce43"/>
                <table:table-cell table:style-name="ce21"/>
                <table:table-cell table:number-columns-repeated="249"/>
              </table:table-row>
              <table:table-row table:style-name="ro7">
                <table:table-cell table:style-name="ce21"/>
                <table:table-cell table:style-name="ce34" table:number-columns-spanned="4" table:number-rows-spanned="1"/>
                <table:covered-table-cell table:number-columns-repeated="3"/>
                <table:table-cell table:style-name="ce52"/>
                <table:table-cell table:style-name="ce21"/>
                <table:table-cell table:number-columns-repeated="249"/>
              </table:table-row>
              <table:table-row table:style-name="ro7">
                <table:table-cell table:style-name="ce21"/>
                <table:table-cell table:style-name="ce32" office:value-type="string" table:number-columns-spanned="3" table:number-rows-spanned="1">
                  <text:p>Metric Score Specification</text:p>
                </table:table-cell>
                <table:covered-table-cell table:number-columns-repeated="2" table:style-name="ce32"/>
                <table:table-cell table:style-name="ce51" office:value-type="string">
                  <text:p>Score</text:p>
                </table:table-cell>
                <table:table-cell/>
                <table:table-cell table:style-name="ce21"/>
                <table:table-cell table:number-columns-repeated="249"/>
              </table:table-row>
              <table:table-row table:style-name="ro14">
                <table:table-cell table:style-name="ce21"/>
                <table:table-cell table:style-name="ce35" office:value-type="string" table:number-columns-spanned="3" table:number-rows-spanned="1">
                  <text:p>Documentation was updated last week</text:p>
                </table:table-cell>
                <table:covered-table-cell table:number-columns-repeated="2" table:style-name="ce35"/>
                <table:table-cell table:style-name="ce52" office:value-type="float" office:value="5">
                  <text:p>5</text:p>
                </table:table-cell>
                <table:table-cell table:style-name="ce52"/>
                <table:table-cell table:style-name="ce21"/>
                <table:table-cell table:number-columns-repeated="249"/>
              </table:table-row>
              <table:table-row table:style-name="ro7">
                <table:table-cell table:style-name="ce21"/>
                <table:table-cell table:style-name="ce36" office:value-type="string" table:number-columns-spanned="3" table:number-rows-spanned="1">
                  <text:p>Documentation was updated last month</text:p>
                </table:table-cell>
                <table:covered-table-cell table:number-columns-repeated="2" table:style-name="ce36"/>
                <table:table-cell table:style-name="ce52" office:value-type="float" office:value="4">
                  <text:p>4</text:p>
                </table:table-cell>
                <table:table-cell table:style-name="ce52"/>
                <table:table-cell table:style-name="ce21"/>
                <table:table-cell table:number-columns-repeated="249"/>
              </table:table-row>
              <table:table-row table:style-name="ro7">
                <table:table-cell table:style-name="ce21"/>
                <table:table-cell table:style-name="ce35" office:value-type="string" table:number-columns-spanned="3" table:number-rows-spanned="1">
                  <text:p>Documentation was updated last three month</text:p>
                </table:table-cell>
                <table:covered-table-cell table:number-columns-repeated="2" table:style-name="ce35"/>
                <table:table-cell table:style-name="ce52" office:value-type="float" office:value="3">
                  <text:p>3</text:p>
                </table:table-cell>
                <table:table-cell table:style-name="ce52"/>
                <table:table-cell table:style-name="ce21"/>
                <table:table-cell table:number-columns-repeated="249"/>
              </table:table-row>
              <table:table-row table:style-name="ro7">
                <table:table-cell table:style-name="ce21"/>
                <table:table-cell table:style-name="ce35" office:value-type="string" table:number-columns-spanned="3" table:number-rows-spanned="1">
                  <text:p>Documentation was updated last year</text:p>
                </table:table-cell>
                <table:covered-table-cell table:number-columns-repeated="2" table:style-name="ce35"/>
                <table:table-cell table:style-name="ce52" office:value-type="float" office:value="2">
                  <text:p>2</text:p>
                </table:table-cell>
                <table:table-cell table:style-name="ce52"/>
                <table:table-cell table:style-name="ce21"/>
                <table:table-cell table:number-columns-repeated="249"/>
              </table:table-row>
              <table:table-row table:style-name="ro7">
                <table:table-cell table:style-name="ce21"/>
                <table:table-cell table:style-name="ce36" office:value-type="string" table:number-columns-spanned="3" table:number-rows-spanned="1">
                  <text:p>No documentation updated in one year</text:p>
                </table:table-cell>
                <table:covered-table-cell table:number-columns-repeated="2" table:style-name="ce36"/>
                <table:table-cell table:style-name="ce52" office:value-type="float" office:value="1">
                  <text:p>1</text:p>
                </table:table-cell>
                <table:table-cell table:style-name="ce52"/>
                <table:table-cell table:style-name="ce21"/>
                <table:table-cell table:number-columns-repeated="249"/>
              </table:table-row>
            </table:table-row-group>
            <table:table-row table:style-name="ro7">
              <table:table-cell table:style-name="ce28"/>
              <table:table-cell table:style-name="ce37" table:number-columns-spanned="4" table:number-rows-spanned="1"/>
              <table:covered-table-cell table:number-columns-repeated="3" table:style-name="ce45"/>
              <table:table-cell table:style-name="ce28"/>
              <table:table-cell table:style-name="ce21"/>
              <table:table-cell table:number-columns-repeated="249"/>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47" office:value-type="string">
                <text:p>Weight</text:p>
              </table:table-cell>
              <table:table-cell table:style-name="ce47" office:value-type="string">
                <text:p>Unweighted Score</text:p>
              </table:table-cell>
              <table:table-cell table:style-name="ce47" office:value-type="string">
                <text:p>Weighted Score</text:p>
              </table:table-cell>
              <table:table-cell table:style-name="ce21"/>
              <table:table-cell table:number-columns-repeated="249"/>
            </table:table-row>
            <table:table-row table:style-name="ro7">
              <table:table-cell table:style-name="ce21"/>
              <table:table-cell table:style-name="ce28" office:value-type="string">
                <text:p>Number of contributors to documentation</text:p>
              </table:table-cell>
              <table:table-cell table:style-name="ce44"/>
              <table:table-cell table:style-name="ce48" office:value-type="percentage" office:value="0">
                <text:p>0.00%</text:p>
              </table:table-cell>
              <table:table-cell table:style-name="ce50" office:value-type="float" office:value="0">
                <text:p>0</text:p>
              </table:table-cell>
              <table:table-cell table:style-name="ce21" table:formula="of:=[.D124]*[.E124]" office:value-type="float" office:value="0">
                <text:p>0</text:p>
              </table:table-cell>
              <table:table-cell table:style-name="ce21"/>
              <table:table-cell table:number-columns-repeated="249"/>
            </table:table-row>
            <table:table-row-group>
              <table:table-row table:style-name="ro7">
                <table:table-cell table:style-name="ce21"/>
                <table:table-cell table:style-name="ce38" table:number-columns-spanned="5" table:number-rows-spanned="1"/>
                <table:covered-table-cell table:number-columns-repeated="4" table:style-name="ce21"/>
                <table:table-cell table:style-name="ce21"/>
                <table:table-cell table:number-columns-repeated="249"/>
              </table:table-row>
              <table:table-row table:style-name="ro7">
                <table:table-cell table:style-name="ce21"/>
                <table:table-cell table:style-name="ce39" office:value-type="string" table:number-columns-spanned="4" table:number-rows-spanned="1">
                  <text:p>Test Description</text:p>
                </table:table-cell>
                <table:covered-table-cell table:number-columns-repeated="3" table:style-name="ce39"/>
                <table:table-cell/>
                <table:table-cell table:style-name="ce21"/>
                <table:table-cell table:number-columns-repeated="249"/>
              </table:table-row>
              <table:table-row table:style-name="ro7">
                <table:table-cell table:style-name="ce21"/>
                <table:table-cell table:style-name="ce43" office:value-type="string" table:number-columns-spanned="4" table:number-rows-spanned="1">
                  <text:p>Amount of people who contributed to documentation on last year</text:p>
                </table:table-cell>
                <table:covered-table-cell table:number-columns-repeated="3" table:style-name="ce43"/>
                <table:table-cell table:style-name="ce43"/>
                <table:table-cell table:style-name="ce21"/>
                <table:table-cell table:number-columns-repeated="249"/>
              </table:table-row>
              <table:table-row table:style-name="ro7">
                <table:table-cell table:style-name="ce21"/>
                <table:table-cell table:style-name="ce40" table:number-columns-spanned="4" table:number-rows-spanned="1"/>
                <table:covered-table-cell table:number-columns-repeated="3" table:style-name="ce46"/>
                <table:table-cell table:style-name="ce52"/>
                <table:table-cell table:style-name="ce21"/>
                <table:table-cell table:number-columns-repeated="249"/>
              </table:table-row>
              <table:table-row table:style-name="ro7">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39" office:value-type="string">
                  <text:p>Score</text:p>
                </table:table-cell>
                <table:table-cell/>
                <table:table-cell table:style-name="ce21"/>
                <table:table-cell table:number-columns-repeated="249"/>
              </table:table-row>
              <table:table-row table:style-name="ro13">
                <table:table-cell/>
                <table:table-cell table:style-name="ce41" office:value-type="string" table:number-columns-spanned="3" table:number-rows-spanned="1">
                  <text:p>10 or more people</text:p>
                </table:table-cell>
                <table:covered-table-cell table:number-columns-repeated="2" table:style-name="ce41"/>
                <table:table-cell table:style-name="ce53" office:value-type="float" office:value="5">
                  <text:p>5</text:p>
                </table:table-cell>
                <table:table-cell table:style-name="ce54"/>
                <table:table-cell table:number-columns-repeated="250"/>
              </table:table-row>
              <table:table-row table:style-name="ro13">
                <table:table-cell/>
                <table:table-cell table:style-name="ce41" office:value-type="string">
                  <text:p>5 to 10 people</text:p>
                </table:table-cell>
                <table:table-cell table:style-name="ce41" table:number-columns-repeated="2"/>
                <table:table-cell table:style-name="ce53" office:value-type="float" office:value="4">
                  <text:p>4</text:p>
                </table:table-cell>
                <table:table-cell table:style-name="ce54"/>
                <table:table-cell table:number-columns-repeated="250"/>
              </table:table-row>
              <table:table-row table:style-name="ro13">
                <table:table-cell/>
                <table:table-cell table:style-name="ce41" office:value-type="string">
                  <text:p>2 to 5 people</text:p>
                </table:table-cell>
                <table:table-cell table:style-name="ce41" table:number-columns-repeated="2"/>
                <table:table-cell table:style-name="ce53" office:value-type="float" office:value="3">
                  <text:p>3</text:p>
                </table:table-cell>
                <table:table-cell table:style-name="ce54"/>
                <table:table-cell table:number-columns-repeated="250"/>
              </table:table-row>
              <table:table-row table:style-name="ro13">
                <table:table-cell/>
                <table:table-cell table:style-name="ce41" office:value-type="string" table:number-columns-spanned="3" table:number-rows-spanned="1">
                  <text:p>1 people</text:p>
                </table:table-cell>
                <table:covered-table-cell table:number-columns-repeated="2" table:style-name="ce41"/>
                <table:table-cell table:style-name="ce53" office:value-type="float" office:value="2">
                  <text:p>2</text:p>
                </table:table-cell>
                <table:table-cell table:style-name="ce54"/>
                <table:table-cell table:number-columns-repeated="250"/>
              </table:table-row>
              <table:table-row table:style-name="ro13">
                <table:table-cell/>
                <table:table-cell table:style-name="ce41" office:value-type="string" table:number-columns-spanned="3" table:number-rows-spanned="1">
                  <text:p>0 people</text:p>
                </table:table-cell>
                <table:covered-table-cell table:number-columns-repeated="2" table:style-name="ce41"/>
                <table:table-cell table:style-name="ce53" office:value-type="float" office:value="1">
                  <text:p>1</text:p>
                </table:table-cell>
                <table:table-cell table:style-name="ce54"/>
                <table:table-cell table:number-columns-repeated="250"/>
              </table:table-row>
            </table:table-row-group>
            <table:table-row table:style-name="ro7">
              <table:table-cell table:number-columns-repeated="256"/>
            </table:table-row>
          </table:table-row-group>
        </table:table-row-group>
        <table:table-row table:style-name="ro7">
          <table:table-cell table:number-columns-repeated="256"/>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5" office:value-type="string">
              <text:p>Weighted Rating</text:p>
            </table:table-cell>
            <table:table-cell table:number-columns-repeated="249"/>
          </table:table-row>
          <table:table-row table:style-name="ro7">
            <table:table-cell table:style-name="ce27" office:value-type="float" office:value="5">
              <text:p>5</text:p>
            </table:table-cell>
            <table:table-cell table:style-name="ce30" office:value-type="string" table:number-columns-spanned="3" table:number-rows-spanned="1">
              <text:p>Community</text:p>
            </table:table-cell>
            <table:covered-table-cell table:number-columns-repeated="2" table:style-name="ce30"/>
            <table:table-cell table:style-name="ce49" table:formula="of:=[$'Category Ranking'.D16]" office:value-type="percentage" office:value="0.2">
              <text:p>20.00%</text:p>
            </table:table-cell>
            <table:table-cell table:style-name="ce27" table:formula="of:=SUM([.F141:.F165])" office:value-type="float" office:value="0">
              <text:p>0</text:p>
            </table:table-cell>
            <table:table-cell table:style-name="ce27" table:formula="of:=[.F138]*[.E138]" office:value-type="float" office:value="0">
              <text:p>0</text:p>
            </table:table-cell>
            <table:table-cell table:number-columns-repeated="249"/>
          </table:table-row>
          <table:table-row-group>
            <table:table-row table:style-name="ro7">
              <table:table-cell table:style-name="ce28"/>
              <table:table-cell table:style-name="ce37" table:number-columns-spanned="5" table:number-rows-spanned="1"/>
              <table:covered-table-cell table:number-columns-repeated="4" table:style-name="ce45"/>
              <table:table-cell table:style-name="ce21"/>
              <table:table-cell table:number-columns-repeated="249"/>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47" office:value-type="string">
                <text:p>Weight</text:p>
              </table:table-cell>
              <table:table-cell table:style-name="ce47" office:value-type="string">
                <text:p>Unweighted Score</text:p>
              </table:table-cell>
              <table:table-cell table:style-name="ce47" office:value-type="string">
                <text:p>Weighted Score</text:p>
              </table:table-cell>
              <table:table-cell table:style-name="ce21"/>
              <table:table-cell table:number-columns-repeated="249"/>
            </table:table-row>
            <table:table-row table:style-name="ro7">
              <table:table-cell table:style-name="ce21"/>
              <table:table-cell table:style-name="ce28" office:value-type="string">
                <text:p>Mean commits / developer last month</text:p>
              </table:table-cell>
              <table:table-cell table:style-name="ce44"/>
              <table:table-cell table:style-name="ce48" office:value-type="percentage" office:value="0">
                <text:p>0.00%</text:p>
              </table:table-cell>
              <table:table-cell table:style-name="ce50" office:value-type="float" office:value="0">
                <text:p>0</text:p>
              </table:table-cell>
              <table:table-cell table:style-name="ce21" table:formula="of:=[.D141]*[.E141]" office:value-type="float" office:value="0">
                <text:p>0</text:p>
              </table:table-cell>
              <table:table-cell table:style-name="ce21"/>
              <table:table-cell table:number-columns-repeated="249"/>
            </table:table-row>
            <table:table-row-group>
              <table:table-row table:style-name="ro7">
                <table:table-cell table:style-name="ce21"/>
                <table:table-cell table:style-name="ce28" table:number-columns-repeated="5"/>
                <table:table-cell table:style-name="ce21"/>
                <table:table-cell table:number-columns-repeated="249"/>
              </table:table-row>
              <table:table-row table:style-name="ro7">
                <table:table-cell table:style-name="ce21"/>
                <table:table-cell table:style-name="ce32" office:value-type="string" table:number-columns-spanned="4" table:number-rows-spanned="1">
                  <text:p>Test Description</text:p>
                </table:table-cell>
                <table:covered-table-cell table:number-columns-repeated="3" table:style-name="ce32"/>
                <table:table-cell/>
                <table:table-cell table:style-name="ce21"/>
                <table:table-cell table:number-columns-repeated="249"/>
              </table:table-row>
              <table:table-row table:style-name="ro7">
                <table:table-cell table:style-name="ce21"/>
                <table:table-cell table:style-name="ce33" office:value-type="string" table:number-columns-spanned="4" table:number-rows-spanned="1">
                  <text:p>The general mailing list is the place where the community<text:span text:style-name="T2"> members</text:span><text:span text:style-name="T3"> help themselves. </text:span></text:p>
                </table:table-cell>
                <table:covered-table-cell table:number-columns-repeated="3" table:style-name="ce33"/>
                <table:table-cell table:style-name="ce43"/>
                <table:table-cell table:style-name="ce21"/>
                <table:table-cell table:number-columns-repeated="249"/>
              </table:table-row>
              <table:table-row table:style-name="ro7">
                <table:table-cell table:style-name="ce21"/>
                <table:table-cell table:style-name="ce34" table:number-columns-spanned="4" table:number-rows-spanned="1"/>
                <table:covered-table-cell table:number-columns-repeated="3"/>
                <table:table-cell table:style-name="ce52"/>
                <table:table-cell table:style-name="ce21"/>
                <table:table-cell table:number-columns-repeated="249"/>
              </table:table-row>
              <table:table-row table:style-name="ro7">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51" office:value-type="string">
                  <text:p>Score</text:p>
                </table:table-cell>
                <table:table-cell/>
                <table:table-cell table:style-name="ce21"/>
                <table:table-cell table:number-columns-repeated="249"/>
              </table:table-row>
              <table:table-row table:style-name="ro7">
                <table:table-cell table:style-name="ce21"/>
                <table:table-cell table:style-name="ce35" office:value-type="string" table:number-columns-spanned="3" table:number-rows-spanned="1">
                  <text:p>20 or more commits / developer</text:p>
                </table:table-cell>
                <table:covered-table-cell table:number-columns-repeated="2" table:style-name="ce35"/>
                <table:table-cell table:style-name="ce52" office:value-type="float" office:value="5">
                  <text:p>5</text:p>
                </table:table-cell>
                <table:table-cell table:style-name="ce52"/>
                <table:table-cell table:style-name="ce21"/>
                <table:table-cell table:number-columns-repeated="249"/>
              </table:table-row>
              <table:table-row table:style-name="ro7">
                <table:table-cell table:style-name="ce21"/>
                <table:table-cell table:style-name="ce36" office:value-type="string" table:number-columns-spanned="3" table:number-rows-spanned="1">
                  <text:p>10 to 20 commits / developer</text:p>
                </table:table-cell>
                <table:covered-table-cell table:number-columns-repeated="2" table:style-name="ce36"/>
                <table:table-cell table:style-name="ce52" office:value-type="float" office:value="4">
                  <text:p>4</text:p>
                </table:table-cell>
                <table:table-cell table:style-name="ce52"/>
                <table:table-cell table:style-name="ce21"/>
                <table:table-cell table:number-columns-repeated="249"/>
              </table:table-row>
              <table:table-row table:style-name="ro7">
                <table:table-cell table:style-name="ce21"/>
                <table:table-cell table:style-name="ce35" office:value-type="string" table:number-columns-spanned="3" table:number-rows-spanned="1">
                  <text:p>5 to 10 commits / developer</text:p>
                </table:table-cell>
                <table:covered-table-cell table:number-columns-repeated="2" table:style-name="ce35"/>
                <table:table-cell table:style-name="ce52" office:value-type="float" office:value="3">
                  <text:p>3</text:p>
                </table:table-cell>
                <table:table-cell table:style-name="ce52"/>
                <table:table-cell table:style-name="ce21"/>
                <table:table-cell table:number-columns-repeated="249"/>
              </table:table-row>
              <table:table-row table:style-name="ro7">
                <table:table-cell table:style-name="ce21"/>
                <table:table-cell table:style-name="ce35" office:value-type="string" table:number-columns-spanned="3" table:number-rows-spanned="1">
                  <text:p>1 to 5 commits / developer</text:p>
                </table:table-cell>
                <table:covered-table-cell table:number-columns-repeated="2" table:style-name="ce35"/>
                <table:table-cell table:style-name="ce52" office:value-type="float" office:value="2">
                  <text:p>2</text:p>
                </table:table-cell>
                <table:table-cell table:style-name="ce52"/>
                <table:table-cell table:style-name="ce21"/>
                <table:table-cell table:number-columns-repeated="249"/>
              </table:table-row>
              <table:table-row table:style-name="ro7">
                <table:table-cell table:style-name="ce21"/>
                <table:table-cell table:style-name="ce36" office:value-type="string" table:number-columns-spanned="3" table:number-rows-spanned="1">
                  <text:p>&lt; 1 commit / developer</text:p>
                </table:table-cell>
                <table:covered-table-cell table:number-columns-repeated="2" table:style-name="ce36"/>
                <table:table-cell table:style-name="ce52" office:value-type="float" office:value="1">
                  <text:p>1</text:p>
                </table:table-cell>
                <table:table-cell table:style-name="ce52"/>
                <table:table-cell table:style-name="ce21"/>
                <table:table-cell table:number-columns-repeated="249"/>
              </table:table-row>
            </table:table-row-group>
            <table:table-row table:style-name="ro7">
              <table:table-cell table:style-name="ce28"/>
              <table:table-cell table:style-name="ce37" table:number-columns-spanned="4" table:number-rows-spanned="1"/>
              <table:covered-table-cell table:number-columns-repeated="3" table:style-name="ce45"/>
              <table:table-cell table:style-name="ce28"/>
              <table:table-cell table:style-name="ce21"/>
              <table:table-cell table:number-columns-repeated="249"/>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47" office:value-type="string">
                <text:p>Weight</text:p>
              </table:table-cell>
              <table:table-cell table:style-name="ce47" office:value-type="string">
                <text:p>Unweighted Score</text:p>
              </table:table-cell>
              <table:table-cell table:style-name="ce47" office:value-type="string">
                <text:p>Weighted Score</text:p>
              </table:table-cell>
              <table:table-cell table:style-name="ce21"/>
              <table:table-cell table:number-columns-repeated="249"/>
            </table:table-row>
            <table:table-row table:style-name="ro7">
              <table:table-cell table:style-name="ce21"/>
              <table:table-cell table:style-name="ce28" office:value-type="string">
                <text:p>Percent of files touched by only one developer</text:p>
              </table:table-cell>
              <table:table-cell table:style-name="ce44"/>
              <table:table-cell table:style-name="ce48" office:value-type="percentage" office:value="0">
                <text:p>0.00%</text:p>
              </table:table-cell>
              <table:table-cell table:style-name="ce50" office:value-type="float" office:value="0">
                <text:p>0</text:p>
              </table:table-cell>
              <table:table-cell table:style-name="ce21" table:formula="of:=[.D154]*[.E154]" office:value-type="float" office:value="0">
                <text:p>0</text:p>
              </table:table-cell>
              <table:table-cell table:style-name="ce21"/>
              <table:table-cell table:number-columns-repeated="249"/>
            </table:table-row>
            <table:table-row-group>
              <table:table-row table:style-name="ro7">
                <table:table-cell table:style-name="ce21"/>
                <table:table-cell table:style-name="ce38" table:number-columns-spanned="5" table:number-rows-spanned="1"/>
                <table:covered-table-cell table:number-columns-repeated="4" table:style-name="ce21"/>
                <table:table-cell table:style-name="ce21"/>
                <table:table-cell table:number-columns-repeated="249"/>
              </table:table-row>
              <table:table-row table:style-name="ro7">
                <table:table-cell table:style-name="ce21"/>
                <table:table-cell table:style-name="ce39" office:value-type="string" table:number-columns-spanned="4" table:number-rows-spanned="1">
                  <text:p>Test Description</text:p>
                </table:table-cell>
                <table:covered-table-cell table:number-columns-repeated="3" table:style-name="ce39"/>
                <table:table-cell/>
                <table:table-cell table:style-name="ce21"/>
                <table:table-cell table:number-columns-repeated="249"/>
              </table:table-row>
              <table:table-row table:style-name="ro12">
                <table:table-cell table:style-name="ce21"/>
                <table:table-cell table:style-name="ce33" office:value-type="string" table:number-columns-spanned="4" table:number-rows-spanned="1">
                  <text:p>% of source code files modified only by one developer</text:p>
                </table:table-cell>
                <table:covered-table-cell table:number-columns-repeated="3" table:style-name="ce33"/>
                <table:table-cell table:style-name="ce43"/>
                <table:table-cell table:style-name="ce21"/>
                <table:table-cell table:number-columns-repeated="249"/>
              </table:table-row>
              <table:table-row table:style-name="ro7">
                <table:table-cell table:style-name="ce21"/>
                <table:table-cell table:style-name="ce40" table:number-columns-spanned="4" table:number-rows-spanned="1"/>
                <table:covered-table-cell table:number-columns-repeated="3" table:style-name="ce46"/>
                <table:table-cell table:style-name="ce52"/>
                <table:table-cell table:style-name="ce21"/>
                <table:table-cell table:number-columns-repeated="249"/>
              </table:table-row>
              <table:table-row table:style-name="ro7">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39" office:value-type="string">
                  <text:p>Score</text:p>
                </table:table-cell>
                <table:table-cell/>
                <table:table-cell table:style-name="ce21"/>
                <table:table-cell table:number-columns-repeated="249"/>
              </table:table-row>
              <table:table-row table:style-name="ro13">
                <table:table-cell/>
                <table:table-cell table:style-name="ce41" office:value-type="string" table:number-columns-spanned="3" table:number-rows-spanned="1">
                  <text:p>&lt;5%</text:p>
                </table:table-cell>
                <table:covered-table-cell table:number-columns-repeated="2" table:style-name="ce41"/>
                <table:table-cell table:style-name="ce53" office:value-type="float" office:value="5">
                  <text:p>5</text:p>
                </table:table-cell>
                <table:table-cell table:style-name="ce54"/>
                <table:table-cell table:number-columns-repeated="250"/>
              </table:table-row>
              <table:table-row table:style-name="ro13">
                <table:table-cell/>
                <table:table-cell table:style-name="ce41" office:value-type="string" table:number-columns-spanned="3" table:number-rows-spanned="1">
                  <text:p>[5% – 10%]</text:p>
                </table:table-cell>
                <table:covered-table-cell table:number-columns-repeated="2" table:style-name="ce41"/>
                <table:table-cell table:style-name="ce53" office:value-type="float" office:value="4">
                  <text:p>4</text:p>
                </table:table-cell>
                <table:table-cell table:style-name="ce54"/>
                <table:table-cell table:number-columns-repeated="250"/>
              </table:table-row>
              <table:table-row table:style-name="ro13">
                <table:table-cell/>
                <table:table-cell table:style-name="ce41" office:value-type="string" table:number-columns-spanned="3" table:number-rows-spanned="1">
                  <text:p>[10% – 20%]</text:p>
                </table:table-cell>
                <table:covered-table-cell table:number-columns-repeated="2" table:style-name="ce41"/>
                <table:table-cell table:style-name="ce53" office:value-type="float" office:value="3">
                  <text:p>3</text:p>
                </table:table-cell>
                <table:table-cell table:style-name="ce54"/>
                <table:table-cell table:number-columns-repeated="250"/>
              </table:table-row>
              <table:table-row table:style-name="ro13">
                <table:table-cell/>
                <table:table-cell table:style-name="ce41" office:value-type="string" table:number-columns-spanned="3" table:number-rows-spanned="1">
                  <text:p>[20% – 50%]</text:p>
                </table:table-cell>
                <table:covered-table-cell table:number-columns-repeated="2" table:style-name="ce41"/>
                <table:table-cell table:style-name="ce53" office:value-type="float" office:value="2">
                  <text:p>2</text:p>
                </table:table-cell>
                <table:table-cell table:style-name="ce54"/>
                <table:table-cell table:number-columns-repeated="250"/>
              </table:table-row>
              <table:table-row table:style-name="ro13">
                <table:table-cell/>
                <table:table-cell table:style-name="ce41" office:value-type="string" table:number-columns-spanned="3" table:number-rows-spanned="1">
                  <text:p>&gt;= 50%</text:p>
                </table:table-cell>
                <table:covered-table-cell table:number-columns-repeated="2" table:style-name="ce41"/>
                <table:table-cell table:style-name="ce53" office:value-type="float" office:value="1">
                  <text:p>1</text:p>
                </table:table-cell>
                <table:table-cell table:style-name="ce54"/>
                <table:table-cell table:number-columns-repeated="250"/>
              </table:table-row>
            </table:table-row-group>
            <table:table-row table:style-name="ro7">
              <table:table-cell table:number-columns-repeated="256"/>
            </table:table-row>
            <table:table-row table:style-name="ro7">
              <table:table-cell/>
              <table:table-cell table:style-name="ce31" office:value-type="string">
                <text:p>Metric Name</text:p>
              </table:table-cell>
              <table:table-cell table:style-name="ce31" office:value-type="string">
                <text:p>Raw Score</text:p>
              </table:table-cell>
              <table:table-cell table:style-name="ce47" office:value-type="string">
                <text:p>Weight</text:p>
              </table:table-cell>
              <table:table-cell table:style-name="ce47" office:value-type="string">
                <text:p>Unweighted Score</text:p>
              </table:table-cell>
              <table:table-cell table:style-name="ce47" office:value-type="string">
                <text:p>Weighted Score</text:p>
              </table:table-cell>
              <table:table-cell table:number-columns-repeated="250"/>
            </table:table-row>
            <table:table-row table:style-name="ro7">
              <table:table-cell/>
              <table:table-cell table:style-name="ce28" office:value-type="string">
                <text:p>Community growth (commit number variation)</text:p>
              </table:table-cell>
              <table:table-cell table:style-name="ce44"/>
              <table:table-cell table:style-name="ce48" office:value-type="percentage" office:value="0">
                <text:p>0.00%</text:p>
              </table:table-cell>
              <table:table-cell table:style-name="ce50" office:value-type="float" office:value="0">
                <text:p>0</text:p>
              </table:table-cell>
              <table:table-cell table:style-name="ce21" table:formula="of:=[.D167]*[.E167]" office:value-type="float" office:value="0">
                <text:p>0</text:p>
              </table:table-cell>
              <table:table-cell table:number-columns-repeated="250"/>
            </table:table-row>
            <table:table-row-group>
              <table:table-row table:style-name="ro7">
                <table:table-cell/>
                <table:table-cell table:style-name="ce38" table:number-columns-spanned="5" table:number-rows-spanned="1"/>
                <table:covered-table-cell table:number-columns-repeated="4" table:style-name="ce21"/>
                <table:table-cell table:number-columns-repeated="250"/>
              </table:table-row>
              <table:table-row table:style-name="ro7">
                <table:table-cell/>
                <table:table-cell table:style-name="ce39" office:value-type="string" table:number-columns-spanned="4" table:number-rows-spanned="1">
                  <text:p>Test Description</text:p>
                </table:table-cell>
                <table:covered-table-cell table:number-columns-repeated="3" table:style-name="ce39"/>
                <table:table-cell table:number-columns-repeated="251"/>
              </table:table-row>
              <table:table-row table:style-name="ro15">
                <table:table-cell/>
                <table:table-cell table:style-name="ce33"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3" table:style-name="ce33"/>
                <table:table-cell table:style-name="ce43"/>
                <table:table-cell table:number-columns-repeated="250"/>
              </table:table-row>
              <table:table-row table:style-name="ro7">
                <table:table-cell/>
                <table:table-cell table:style-name="ce40" table:number-columns-spanned="4" table:number-rows-spanned="1"/>
                <table:covered-table-cell table:number-columns-repeated="3" table:style-name="ce46"/>
                <table:table-cell table:style-name="ce52"/>
                <table:table-cell table:number-columns-repeated="250"/>
              </table:table-row>
              <table:table-row table:style-name="ro7">
                <table:table-cell/>
                <table:table-cell table:style-name="ce32" office:value-type="string" table:number-columns-spanned="3" table:number-rows-spanned="1">
                  <text:p>Test Score Specification</text:p>
                </table:table-cell>
                <table:covered-table-cell table:number-columns-repeated="2" table:style-name="ce32"/>
                <table:table-cell table:style-name="ce39" office:value-type="string">
                  <text:p>Score</text:p>
                </table:table-cell>
                <table:table-cell table:number-columns-repeated="251"/>
              </table:table-row>
              <table:table-row table:style-name="ro13">
                <table:table-cell/>
                <table:table-cell table:style-name="ce41" office:value-type="string" table:number-columns-spanned="3" table:number-rows-spanned="1">
                  <text:p>&gt;= 50%</text:p>
                </table:table-cell>
                <table:covered-table-cell table:number-columns-repeated="2" table:style-name="ce41"/>
                <table:table-cell table:style-name="ce53" office:value-type="float" office:value="5">
                  <text:p>5</text:p>
                </table:table-cell>
                <table:table-cell table:style-name="ce54"/>
                <table:table-cell table:number-columns-repeated="250"/>
              </table:table-row>
              <table:table-row table:style-name="ro13">
                <table:table-cell/>
                <table:table-cell table:style-name="ce41" office:value-type="string" table:number-columns-spanned="3" table:number-rows-spanned="1">
                  <text:p>25 to 50 %</text:p>
                </table:table-cell>
                <table:covered-table-cell table:number-columns-repeated="2" table:style-name="ce41"/>
                <table:table-cell table:style-name="ce53" office:value-type="float" office:value="4">
                  <text:p>4</text:p>
                </table:table-cell>
                <table:table-cell table:style-name="ce54"/>
                <table:table-cell table:number-columns-repeated="250"/>
              </table:table-row>
              <table:table-row table:style-name="ro13">
                <table:table-cell/>
                <table:table-cell table:style-name="ce41" office:value-type="string" table:number-columns-spanned="3" table:number-rows-spanned="1">
                  <text:p>0 to 25 %</text:p>
                </table:table-cell>
                <table:covered-table-cell table:number-columns-repeated="2" table:style-name="ce41"/>
                <table:table-cell table:style-name="ce53" office:value-type="float" office:value="3">
                  <text:p>3</text:p>
                </table:table-cell>
                <table:table-cell table:style-name="ce54"/>
                <table:table-cell table:number-columns-repeated="250"/>
              </table:table-row>
              <table:table-row table:style-name="ro13">
                <table:table-cell/>
                <table:table-cell office:value-type="string">
                  <text:p>0 to -25%</text:p>
                </table:table-cell>
                <table:table-cell table:style-name="ce41" table:number-columns-repeated="2"/>
                <table:table-cell table:style-name="ce53" office:value-type="float" office:value="2">
                  <text:p>2</text:p>
                </table:table-cell>
                <table:table-cell table:style-name="ce54"/>
                <table:table-cell table:number-columns-repeated="250"/>
              </table:table-row>
              <table:table-row table:style-name="ro13">
                <table:table-cell/>
                <table:table-cell table:style-name="ce41" office:value-type="string" table:number-columns-spanned="3" table:number-rows-spanned="1">
                  <text:p>&lt;=-25%</text:p>
                </table:table-cell>
                <table:covered-table-cell table:number-columns-repeated="2" table:style-name="ce41"/>
                <table:table-cell table:style-name="ce53" office:value-type="float" office:value="1">
                  <text:p>1</text:p>
                </table:table-cell>
                <table:table-cell table:style-name="ce54"/>
                <table:table-cell table:number-columns-repeated="250"/>
              </table:table-row>
            </table:table-row-group>
          </table:table-row-group>
        </table:table-row-group>
        <table:table-row table:style-name="ro7">
          <table:table-cell table:number-columns-repeated="256"/>
        </table:table-row>
        <table:table-row table:style-name="ro7">
          <table:table-cell/>
          <table:table-cell table:style-name="ce41" table:number-columns-spanned="3" table:number-rows-spanned="1"/>
          <table:covered-table-cell table:number-columns-repeated="2"/>
          <table:table-cell table:number-columns-repeated="252"/>
        </table:table-row>
        <table:table-row table:style-name="ro7" table:number-rows-repeated="1048396">
          <table:table-cell table:number-columns-repeated="256"/>
        </table:table-row>
        <table:table-row table:style-name="ro7">
          <table:table-cell table:number-columns-repeated="256"/>
        </table:table-row>
      </table:table>
      <table:named-expressions>
        <table:named-range table:name="Excel_BuiltIn_Print_Area_3" table:base-cell-address="$'Title and License'.$A$1" table:cell-range-address="$'Category Rating and Metrics'.$A$1:.$G$167"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1" number:min-exponent-digits="1"/>
    </number:number-style>
    <number:number-style style:name="N150P0" style:volatile="true">
      <number:text>Yes</number:text>
    </number:number-style>
    <number:number-style style:name="N150P1" style:volatile="true">
      <number:text>Yes</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True</number:text>
    </number:number-style>
    <number:number-style style:name="N152P1" style:volatile="true">
      <number:text>True</number:text>
    </number:number-style>
    <number:number-style style:name="N152">
      <number:text>False</number:text>
      <style:map style:condition="value()&gt;0" style:apply-style-name="N152P0"/>
      <style:map style:condition="value()&lt;0" style:apply-style-name="N152P1"/>
    </number:number-style>
    <number:number-style style:name="N154P0" style:volatile="true">
      <number:text>On</number:text>
    </number:number-style>
    <number:number-style style:name="N154P1" style:volatile="true">
      <number:text>On</number:text>
    </number:number-style>
    <number:number-style style:name="N154">
      <number:text>Off</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9839in" fo:margin-bottom="0.9839in" fo:margin-left="0.748in" fo:margin-right="0.748in" style:first-page-number="continue" style:scale-to="7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2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413</meta:generator>
    <meta:initial-creator>Ezra Nugroho</meta:initial-creator>
    <meta:creation-date>2005-07-22T14:07:20</meta:creation-date>
    <dc:date>2013-12-22T15:53:49</dc:date>
    <meta:print-date>2005-07-25T11:10:23</meta:print-date>
    <dc:language>en-US</dc:language>
    <meta:editing-cycles>47</meta:editing-cycles>
    <meta:editing-duration>PT3H3M19S</meta:editing-duration>
    <dc:creator>dgamez </dc:creator>
    <meta:document-statistic meta:table-count="3" meta:cell-count="359" meta:object-count="0"/>
    <meta:user-defined meta:name="Info 1"/>
    <meta:user-defined meta:name="Info 2"/>
    <meta:user-defined meta:name="Info 3"/>
    <meta:user-defined meta:name="Info 4"/>
  </office:meta>
</office:document-meta>
</file>